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7cm" style:rel-column-width="6553*"/>
    </style:style>
    <style:style style:name="Tabla1.J" style:family="table-column">
      <style:table-column-properties style:column-width="1.7cm" style:rel-column-width="655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J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833cm" style:rel-column-width="10922*"/>
    </style:style>
    <style:style style:name="Tabla2.F" style:family="table-column">
      <style:table-column-properties style:column-width="2.835cm" style:rel-column-width="1092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49cm" style:rel-column-width="16383*"/>
    </style:style>
    <style:style style:name="Tabla3.D" style:family="table-column">
      <style:table-column-properties style:column-width="4.251cm" style:rel-column-width="1638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429cm" style:rel-column-width="9362*"/>
    </style:style>
    <style:style style:name="Tabla4.G" style:family="table-column">
      <style:table-column-properties style:column-width="2.429cm" style:rel-column-width="9363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G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401cm" style:rel-column-width="13107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401cm" style:rel-column-width="13107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.545cm" style:rel-column-width="5957*"/>
    </style:style>
    <style:style style:name="Tabla7.D" style:family="table-column">
      <style:table-column-properties style:column-width="1.545cm" style:rel-column-width="5958*"/>
    </style:style>
    <style:style style:name="Tabla7.K" style:family="table-column">
      <style:table-column-properties style:column-width="1.547cm" style:rel-column-width="5962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K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2.429cm" style:rel-column-width="9362*"/>
    </style:style>
    <style:style style:name="Tabla8.G" style:family="table-column">
      <style:table-column-properties style:column-width="2.429cm" style:rel-column-width="9363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G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2.429cm" style:rel-column-width="9362*"/>
    </style:style>
    <style:style style:name="Tabla9.G" style:family="table-column">
      <style:table-column-properties style:column-width="2.429cm" style:rel-column-width="9363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G1" style:family="table-cell">
      <style:table-cell-properties fo:padding="0.097cm" fo:border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2.429cm" style:rel-column-width="9362*"/>
    </style:style>
    <style:style style:name="Tabla10.G" style:family="table-column">
      <style:table-column-properties style:column-width="2.429cm" style:rel-column-width="9363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G1" style:family="table-cell">
      <style:table-cell-properties fo:padding="0.097cm" fo:border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2.429cm" style:rel-column-width="9362*"/>
    </style:style>
    <style:style style:name="Tabla11.G" style:family="table-column">
      <style:table-column-properties style:column-width="2.429cm" style:rel-column-width="9363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G1" style:family="table-cell">
      <style:table-cell-properties fo:padding="0.097cm" fo:border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2.429cm" style:rel-column-width="9362*"/>
    </style:style>
    <style:style style:name="Tabla12.G" style:family="table-column">
      <style:table-column-properties style:column-width="2.429cm" style:rel-column-width="9363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G1" style:family="table-cell">
      <style:table-cell-properties fo:padding="0.097cm" fo:border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6.806cm" table:align="margins"/>
    </style:style>
    <style:style style:name="Tabla14.A" style:family="table-column">
      <style:table-column-properties style:column-width="4.202cm" style:rel-column-width="16383*"/>
    </style:style>
    <style:style style:name="Tabla14.D" style:family="table-column">
      <style:table-column-properties style:column-width="4.202cm" style:rel-column-width="16386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D1" style:family="table-cell">
      <style:table-cell-properties fo:padding="0.097cm" fo:border="0.05pt solid #000000"/>
    </style:style>
    <style:style style:name="Tabla15" style:family="table">
      <style:table-properties style:width="16.806cm" table:align="margins"/>
    </style:style>
    <style:style style:name="Tabla15.A" style:family="table-column">
      <style:table-column-properties style:column-width="4.202cm" style:rel-column-width="16383*"/>
    </style:style>
    <style:style style:name="Tabla15.D" style:family="table-column">
      <style:table-column-properties style:column-width="4.202cm" style:rel-column-width="16386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D1" style:family="table-cell">
      <style:table-cell-properties fo:padding="0.097cm" fo:border="0.05pt solid #000000"/>
    </style:style>
    <style:style style:name="Tabla16" style:family="table">
      <style:table-properties style:width="16.806cm" table:align="margins"/>
    </style:style>
    <style:style style:name="Tabla16.A" style:family="table-column">
      <style:table-column-properties style:column-width="4.202cm" style:rel-column-width="16383*"/>
    </style:style>
    <style:style style:name="Tabla16.D" style:family="table-column">
      <style:table-column-properties style:column-width="4.202cm" style:rel-column-width="16386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D1" style:family="table-cell">
      <style:table-cell-properties fo:padding="0.097cm" fo:border="0.05pt solid #000000"/>
    </style:style>
    <style:style style:name="P1" style:family="paragraph" style:parent-style-name="Standard">
      <style:text-properties fo:color="#c9211e" fo:font-size="36pt" style:text-underline-style="solid" style:text-underline-width="auto" style:text-underline-color="font-color" fo:font-weight="bold" officeooo:rsid="0001ae09" officeooo:paragraph-rsid="0001ae09" style:font-size-asian="31.5pt" style:font-weight-asian="bold" style:font-size-complex="36pt" style:font-weight-complex="bold"/>
    </style:style>
    <style:style style:name="P2" style:family="paragraph" style:parent-style-name="Standard">
      <style:text-properties fo:color="#c9211e" fo:font-size="22pt" style:text-underline-style="solid" style:text-underline-width="auto" style:text-underline-color="font-color" fo:font-weight="bold" officeooo:rsid="0003d3c0" officeooo:paragraph-rsid="0003d3c0" style:font-size-asian="19.25pt" style:font-weight-asian="bold" style:font-size-complex="22pt" style:font-weight-complex="bold"/>
    </style:style>
    <style:style style:name="P3" style:family="paragraph" style:parent-style-name="Standard">
      <style:text-properties fo:color="#c9211e" fo:font-size="22pt" style:text-underline-style="solid" style:text-underline-width="auto" style:text-underline-color="font-color" fo:font-weight="bold" officeooo:rsid="00056441" officeooo:paragraph-rsid="00056441" style:font-size-asian="19.25pt" style:font-weight-asian="bold" style:font-size-complex="22pt" style:font-weight-complex="bold"/>
    </style:style>
    <style:style style:name="P4" style:family="paragraph" style:parent-style-name="Standard">
      <style:text-properties fo:color="#c9211e" fo:font-size="26pt" style:text-underline-style="solid" style:text-underline-width="auto" style:text-underline-color="font-color" fo:font-weight="bold" officeooo:rsid="0005b44e" officeooo:paragraph-rsid="0005b44e" style:font-size-asian="22.75pt" style:font-weight-asian="bold" style:font-size-complex="26pt" style:font-weight-complex="bold"/>
    </style:style>
    <style:style style:name="P5" style:family="paragraph" style:parent-style-name="Standard">
      <style:text-properties fo:color="#c9211e" fo:font-size="26pt" style:text-underline-style="solid" style:text-underline-width="auto" style:text-underline-color="font-color" fo:font-weight="bold" officeooo:rsid="0008b5b0" officeooo:paragraph-rsid="0008b5b0" style:font-size-asian="22.75pt" style:font-weight-asian="bold" style:font-size-complex="26pt" style:font-weight-complex="bold"/>
    </style:style>
    <style:style style:name="P6" style:family="paragraph" style:parent-style-name="Standard">
      <style:text-properties fo:color="#c9211e" fo:font-size="26pt" style:text-underline-style="solid" style:text-underline-width="auto" style:text-underline-color="font-color" fo:font-weight="bold" officeooo:rsid="000a3890" officeooo:paragraph-rsid="000a3890" style:font-size-asian="22.75pt" style:font-weight-asian="bold" style:font-size-complex="26pt" style:font-weight-complex="bold"/>
    </style:style>
    <style:style style:name="P7" style:family="paragraph" style:parent-style-name="Standard">
      <style:text-properties fo:color="#c9211e" fo:font-size="72pt" style:text-underline-style="solid" style:text-underline-width="auto" style:text-underline-color="font-color" fo:font-weight="bold" officeooo:rsid="00056441" officeooo:paragraph-rsid="00056441" style:font-size-asian="72pt" style:font-weight-asian="bold" style:font-size-complex="72pt" style:font-weight-complex="bold"/>
    </style:style>
    <style:style style:name="P8" style:family="paragraph" style:parent-style-name="Standard">
      <style:text-properties fo:color="#c9211e" fo:font-size="18pt" style:text-underline-style="solid" style:text-underline-width="auto" style:text-underline-color="font-color" fo:font-weight="bold" officeooo:rsid="000b97e9" officeooo:paragraph-rsid="000b97e9" style:font-size-asian="15.75pt" style:font-weight-asian="bold" style:font-size-complex="18pt" style:font-weight-complex="bold"/>
    </style:style>
    <style:style style:name="P9" style:family="paragraph" style:parent-style-name="Standard">
      <style:text-properties fo:color="#000000" fo:font-size="22pt" style:text-underline-style="solid" style:text-underline-width="auto" style:text-underline-color="font-color" fo:font-weight="bold" officeooo:rsid="0001ae09" officeooo:paragraph-rsid="0001ae09" style:font-size-asian="19.25pt" style:font-weight-asian="bold" style:font-size-complex="22pt" style:font-weight-complex="bold"/>
    </style:style>
    <style:style style:name="P10" style:family="paragraph" style:parent-style-name="Standard">
      <style:text-properties fo:color="#000000" fo:font-size="22pt" style:text-underline-style="solid" style:text-underline-width="auto" style:text-underline-color="font-color" fo:font-weight="bold" officeooo:rsid="0003d3c0" officeooo:paragraph-rsid="0003d3c0" style:font-size-asian="19.25pt" style:font-weight-asian="bold" style:font-size-complex="22pt" style:font-weight-complex="bold"/>
    </style:style>
    <style:style style:name="P11" style:family="paragraph" style:parent-style-name="Standard">
      <style:text-properties fo:color="#000000" fo:font-size="22pt" fo:language="es" fo:country="ES" style:text-underline-style="none" fo:font-weight="normal" officeooo:rsid="0003d3c0" officeooo:paragraph-rsid="0003d3c0" style:font-size-asian="19.25pt" style:font-weight-asian="normal" style:font-size-complex="22pt" style:font-weight-complex="normal"/>
    </style:style>
    <style:style style:name="P12" style:family="paragraph" style:parent-style-name="Standard">
      <style:text-properties fo:color="#000000" fo:font-size="22pt" fo:language="es" fo:country="ES" style:text-underline-style="solid" style:text-underline-width="auto" style:text-underline-color="font-color" fo:font-weight="bold" officeooo:rsid="000b97e9" officeooo:paragraph-rsid="000b97e9" style:font-size-asian="19.25pt" style:font-weight-asian="bold" style:font-size-complex="22pt" style:font-weight-complex="bold"/>
    </style:style>
    <style:style style:name="P13" style:family="paragraph" style:parent-style-name="Standard">
      <style:text-properties fo:color="#000000" fo:font-size="16pt" style:text-underline-style="none" fo:font-weight="normal" officeooo:rsid="0001ae09" officeooo:paragraph-rsid="0001ae09" style:font-size-asian="14pt" style:font-weight-asian="normal" style:font-size-complex="16pt" style:font-weight-complex="normal"/>
    </style:style>
    <style:style style:name="P14" style:family="paragraph" style:parent-style-name="Standard">
      <style:text-properties fo:color="#000000" fo:font-size="16pt" fo:language="es" fo:country="ES" style:text-underline-style="none" fo:font-weight="normal" officeooo:rsid="0001ae09" officeooo:paragraph-rsid="0001ae09" style:font-size-asian="14pt" style:font-weight-asian="normal" style:font-size-complex="16pt" style:font-weight-complex="normal"/>
    </style:style>
    <style:style style:name="P15" style:family="paragraph" style:parent-style-name="Standard">
      <style:text-properties fo:color="#000000" fo:font-size="16pt" fo:language="es" fo:country="ES" style:text-underline-style="none" fo:font-weight="normal" officeooo:rsid="0002b9ca" officeooo:paragraph-rsid="0001ae09" style:font-size-asian="14pt" style:font-weight-asian="normal" style:font-size-complex="16pt" style:font-weight-complex="normal"/>
    </style:style>
    <style:style style:name="P16" style:family="paragraph" style:parent-style-name="Standard">
      <style:text-properties fo:color="#000000" fo:font-size="16pt" fo:language="es" fo:country="ES" style:text-underline-style="none" fo:font-weight="normal" officeooo:rsid="0002b9ca" officeooo:paragraph-rsid="0002b9ca" style:font-size-asian="14pt" style:font-weight-asian="normal" style:font-size-complex="16pt" style:font-weight-complex="normal"/>
    </style:style>
    <style:style style:name="P17" style:family="paragraph" style:parent-style-name="Standard">
      <style:text-properties fo:color="#000000" fo:font-size="16pt" fo:language="es" fo:country="ES" style:text-underline-style="none" fo:font-weight="normal" officeooo:rsid="0003d3c0" officeooo:paragraph-rsid="0003d3c0" style:font-size-asian="14pt" style:font-weight-asian="normal" style:font-size-complex="16pt" style:font-weight-complex="normal"/>
    </style:style>
    <style:style style:name="P18" style:family="paragraph" style:parent-style-name="Standard">
      <style:text-properties fo:color="#000000" fo:font-size="16pt" fo:language="es" fo:country="ES" style:text-underline-style="none" fo:font-weight="normal" officeooo:rsid="00056441" officeooo:paragraph-rsid="00056441" style:font-size-asian="14pt" style:font-weight-asian="normal" style:font-size-complex="16pt" style:font-weight-complex="normal"/>
    </style:style>
    <style:style style:name="P19" style:family="paragraph" style:parent-style-name="Standard">
      <style:text-properties fo:color="#000000" fo:font-size="16pt" fo:language="es" fo:country="ES" style:text-underline-style="none" fo:font-weight="normal" officeooo:rsid="00057527" officeooo:paragraph-rsid="00056441" style:font-size-asian="14pt" style:font-weight-asian="normal" style:font-size-complex="16pt" style:font-weight-complex="normal"/>
    </style:style>
    <style:style style:name="P20" style:family="paragraph" style:parent-style-name="Standard">
      <style:text-properties fo:color="#000000" fo:font-size="16pt" fo:language="es" fo:country="ES" style:text-underline-style="none" fo:font-weight="normal" officeooo:rsid="00057527" officeooo:paragraph-rsid="00057527" style:font-size-asian="14pt" style:font-weight-asian="normal" style:font-size-complex="16pt" style:font-weight-complex="normal"/>
    </style:style>
    <style:style style:name="P21" style:family="paragraph" style:parent-style-name="Standard">
      <style:text-properties fo:color="#000000" fo:font-size="16pt" fo:language="es" fo:country="ES" style:text-underline-style="none" fo:font-weight="normal" officeooo:rsid="0005b44e" officeooo:paragraph-rsid="0005b44e" style:font-size-asian="14pt" style:font-weight-asian="normal" style:font-size-complex="16pt" style:font-weight-complex="normal"/>
    </style:style>
    <style:style style:name="P22" style:family="paragraph" style:parent-style-name="Standard">
      <style:text-properties fo:color="#000000" fo:font-size="16pt" fo:language="es" fo:country="ES" style:text-underline-style="none" fo:font-weight="normal" officeooo:rsid="0008b5b0" officeooo:paragraph-rsid="0008b5b0" style:font-size-asian="14pt" style:font-weight-asian="normal" style:font-size-complex="16pt" style:font-weight-complex="normal"/>
    </style:style>
    <style:style style:name="P23" style:family="paragraph" style:parent-style-name="Standard">
      <style:text-properties fo:color="#000000" fo:font-size="16pt" fo:language="es" fo:country="ES" style:text-underline-style="none" fo:font-weight="normal" officeooo:rsid="000a3890" officeooo:paragraph-rsid="000a3890" style:font-size-asian="14pt" style:font-weight-asian="normal" style:font-size-complex="16pt" style:font-weight-complex="normal"/>
    </style:style>
    <style:style style:name="P24" style:family="paragraph" style:parent-style-name="Standard">
      <style:text-properties fo:color="#000000" fo:font-size="16pt" fo:language="es" fo:country="ES" style:text-underline-style="none" fo:font-weight="normal" officeooo:rsid="000a9392" officeooo:paragraph-rsid="000a9392" style:font-size-asian="14pt" style:font-weight-asian="normal" style:font-size-complex="16pt" style:font-weight-complex="normal"/>
    </style:style>
    <style:style style:name="P25" style:family="paragraph" style:parent-style-name="Standard">
      <style:text-properties fo:color="#000000" fo:font-size="16pt" fo:language="es" fo:country="ES" style:text-underline-style="none" fo:font-weight="normal" officeooo:rsid="000b97e9" officeooo:paragraph-rsid="000b97e9" style:font-size-asian="14pt" style:font-weight-asian="normal" style:font-size-complex="16pt" style:font-weight-complex="normal"/>
    </style:style>
    <style:style style:name="P26" style:family="paragraph" style:parent-style-name="Standard">
      <style:text-properties fo:color="#000000" fo:font-size="16pt" fo:language="es" fo:country="ES" style:text-underline-style="none" fo:font-weight="normal" officeooo:rsid="000c83a1" officeooo:paragraph-rsid="000c83a1" style:font-size-asian="14pt" style:font-weight-asian="normal" style:font-size-complex="16pt" style:font-weight-complex="normal"/>
    </style:style>
    <style:style style:name="P27" style:family="paragraph" style:parent-style-name="Standard">
      <style:text-properties fo:color="#000000" fo:font-size="16pt" fo:language="es" fo:country="ES" style:text-underline-style="none" fo:font-weight="normal" officeooo:rsid="000f5d00" officeooo:paragraph-rsid="000b97e9" style:font-size-asian="14pt" style:font-weight-asian="normal" style:font-size-complex="16pt" style:font-weight-complex="normal"/>
    </style:style>
    <style:style style:name="P28" style:family="paragraph" style:parent-style-name="Standard">
      <style:text-properties fo:color="#000000" fo:font-size="16pt" fo:language="es" fo:country="ES" style:text-underline-style="none" fo:font-weight="normal" officeooo:rsid="000f5d00" officeooo:paragraph-rsid="000f5d00" style:font-size-asian="14pt" style:font-weight-asian="normal" style:font-size-complex="16pt" style:font-weight-complex="normal"/>
    </style:style>
    <style:style style:name="P29" style:family="paragraph" style:parent-style-name="Standard">
      <style:text-properties fo:color="#000000" fo:font-size="16pt" fo:language="es" fo:country="ES" style:text-underline-style="none" fo:font-weight="normal" officeooo:rsid="0011436f" officeooo:paragraph-rsid="0011436f" style:font-size-asian="14pt" style:font-weight-asian="normal" style:font-size-complex="16pt" style:font-weight-complex="normal"/>
    </style:style>
    <style:style style:name="P30" style:family="paragraph" style:parent-style-name="Standard">
      <style:text-properties fo:color="#000000" fo:font-size="16pt" fo:language="es" fo:country="ES" style:text-underline-style="none" fo:font-weight="normal" officeooo:rsid="00124663" officeooo:paragraph-rsid="00124663" style:font-size-asian="14pt" style:font-weight-asian="normal" style:font-size-complex="16pt" style:font-weight-complex="normal"/>
    </style:style>
    <style:style style:name="P31" style:family="paragraph" style:parent-style-name="Standard">
      <style:text-properties fo:color="#000000" fo:font-size="16pt" fo:language="es" fo:country="ES" style:text-underline-style="none" fo:font-weight="normal" officeooo:rsid="0012b76b" officeooo:paragraph-rsid="0012b76b" style:font-size-asian="14pt" style:font-weight-asian="normal" style:font-size-complex="16pt" style:font-weight-complex="normal"/>
    </style:style>
    <style:style style:name="P32" style:family="paragraph" style:parent-style-name="Standard">
      <style:text-properties fo:color="#000000" fo:font-size="16pt" fo:language="es" fo:country="ES" style:text-underline-style="none" fo:font-weight="normal" officeooo:rsid="0012b76b" officeooo:paragraph-rsid="00142ce2" style:font-size-asian="14pt" style:font-weight-asian="normal" style:font-size-complex="16pt" style:font-weight-complex="normal"/>
    </style:style>
    <style:style style:name="P33" style:family="paragraph" style:parent-style-name="Standard">
      <style:text-properties fo:color="#000000" fo:font-size="16pt" fo:language="es" fo:country="ES" style:text-underline-style="none" fo:font-weight="normal" officeooo:rsid="00142ce2" officeooo:paragraph-rsid="00142ce2" style:font-size-asian="14pt" style:font-weight-asian="normal" style:font-size-complex="16pt" style:font-weight-complex="normal"/>
    </style:style>
    <style:style style:name="P34" style:family="paragraph" style:parent-style-name="Standard">
      <style:text-properties fo:color="#000000" fo:font-size="16pt" fo:language="es" fo:country="ES" style:text-underline-style="none" fo:font-weight="normal" officeooo:rsid="001496ad" officeooo:paragraph-rsid="00142ce2" style:font-size-asian="14pt" style:font-weight-asian="normal" style:font-size-complex="16pt" style:font-weight-complex="normal"/>
    </style:style>
    <style:style style:name="P35" style:family="paragraph" style:parent-style-name="Standard">
      <style:text-properties fo:color="#000000" fo:font-size="16pt" fo:language="es" fo:country="ES" style:text-underline-style="none" fo:font-weight="normal" officeooo:rsid="001496ad" officeooo:paragraph-rsid="001496ad" style:font-size-asian="14pt" style:font-weight-asian="normal" style:font-size-complex="16pt" style:font-weight-complex="normal"/>
    </style:style>
    <style:style style:name="P36" style:family="paragraph" style:parent-style-name="Standard">
      <style:text-properties fo:color="#000000" fo:font-size="16pt" fo:language="es" fo:country="ES" style:text-underline-style="none" fo:font-weight="normal" officeooo:rsid="0015412c" officeooo:paragraph-rsid="0015412c" style:font-size-asian="14pt" style:font-weight-asian="normal" style:font-size-complex="16pt" style:font-weight-complex="normal"/>
    </style:style>
    <style:style style:name="P37" style:family="paragraph" style:parent-style-name="Standard">
      <style:text-properties fo:color="#000000" fo:font-size="16pt" fo:language="es" fo:country="ES" style:text-underline-style="none" fo:font-weight="normal" officeooo:rsid="0016b90c" officeooo:paragraph-rsid="0016b90c" style:font-size-asian="14pt" style:font-weight-asian="normal" style:font-size-complex="16pt" style:font-weight-complex="normal"/>
    </style:style>
    <style:style style:name="P38" style:family="paragraph" style:parent-style-name="Standard">
      <style:paragraph-properties>
        <style:tab-stops>
          <style:tab-stop style:position="14.817cm"/>
        </style:tab-stops>
      </style:paragraph-properties>
      <style:text-properties fo:color="#000000" fo:font-size="16pt" fo:language="es" fo:country="ES" style:text-underline-style="none" fo:font-weight="normal" officeooo:rsid="0016b90c" officeooo:paragraph-rsid="00197850" style:font-size-asian="14pt" style:font-weight-asian="normal" style:font-size-complex="16pt" style:font-weight-complex="normal"/>
    </style:style>
    <style:style style:name="P39" style:family="paragraph" style:parent-style-name="Standard">
      <style:text-properties fo:color="#000000" fo:font-size="16pt" fo:language="es" fo:country="ES" style:text-underline-style="none" fo:font-weight="normal" officeooo:rsid="0017cab8" officeooo:paragraph-rsid="0017cab8" style:font-size-asian="14pt" style:font-weight-asian="normal" style:font-size-complex="16pt" style:font-weight-complex="normal"/>
    </style:style>
    <style:style style:name="P40" style:family="paragraph" style:parent-style-name="Standard">
      <style:text-properties fo:color="#000000" fo:font-size="16pt" fo:language="es" fo:country="ES" style:text-underline-style="none" fo:font-weight="normal" officeooo:rsid="00197850" officeooo:paragraph-rsid="0017cab8" style:font-size-asian="14pt" style:font-weight-asian="normal" style:font-size-complex="16pt" style:font-weight-complex="normal"/>
    </style:style>
    <style:style style:name="P41" style:family="paragraph" style:parent-style-name="Standard">
      <style:text-properties fo:color="#000000" fo:font-size="16pt" fo:language="es" fo:country="ES" style:text-underline-style="none" fo:font-weight="normal" officeooo:rsid="001f76cd" officeooo:paragraph-rsid="001f76cd" style:font-size-asian="14pt" style:font-weight-asian="normal" style:font-size-complex="16pt" style:font-weight-complex="normal"/>
    </style:style>
    <style:style style:name="P42" style:family="paragraph" style:parent-style-name="Standard">
      <style:text-properties fo:color="#000000" fo:font-size="16pt" fo:language="es" fo:country="ES" style:text-underline-style="none" fo:font-weight="normal" officeooo:rsid="0020ed64" officeooo:paragraph-rsid="0020ed64" style:font-size-asian="14pt" style:font-weight-asian="normal" style:font-size-complex="16pt" style:font-weight-complex="normal"/>
    </style:style>
    <style:style style:name="P43" style:family="paragraph" style:parent-style-name="Standard">
      <style:text-properties fo:color="#000000" fo:font-size="16pt" fo:language="es" fo:country="ES" style:text-underline-style="none" fo:font-weight="normal" officeooo:rsid="0022c281" officeooo:paragraph-rsid="0022c281" style:font-size-asian="14pt" style:font-weight-asian="normal" style:font-size-complex="16pt" style:font-weight-complex="normal"/>
    </style:style>
    <style:style style:name="P44" style:family="paragraph" style:parent-style-name="Standard">
      <style:text-properties fo:color="#000000" fo:font-size="16pt" fo:language="es" fo:country="ES" style:text-underline-style="none" fo:font-weight="normal" officeooo:rsid="00241827" officeooo:paragraph-rsid="00241827" style:font-size-asian="14pt" style:font-weight-asian="normal" style:font-size-complex="16pt" style:font-weight-complex="normal"/>
    </style:style>
    <style:style style:name="P45" style:family="paragraph" style:parent-style-name="Standard">
      <style:text-properties fo:color="#000000" fo:font-size="16pt" fo:language="es" fo:country="ES" style:text-underline-style="solid" style:text-underline-width="auto" style:text-underline-color="font-color" fo:font-weight="bold" officeooo:rsid="00056441" officeooo:paragraph-rsid="00056441" style:font-size-asian="14pt" style:font-weight-asian="bold" style:font-size-complex="16pt" style:font-weight-complex="bold"/>
    </style:style>
    <style:style style:name="P46" style:family="paragraph" style:parent-style-name="Standard">
      <style:text-properties fo:color="#000000" fo:font-size="16pt" fo:language="es" fo:country="ES" style:text-underline-style="solid" style:text-underline-width="auto" style:text-underline-color="font-color" fo:font-weight="normal" officeooo:rsid="00057527" officeooo:paragraph-rsid="00057527" style:font-size-asian="14pt" style:font-weight-asian="normal" style:font-size-complex="16pt" style:font-weight-complex="normal"/>
    </style:style>
    <style:style style:name="P47" style:family="paragraph" style:parent-style-name="Standard">
      <style:text-properties fo:color="#000000" fo:font-size="16pt" fo:language="es" fo:country="ES" style:text-underline-style="solid" style:text-underline-width="auto" style:text-underline-color="font-color" fo:font-weight="normal" officeooo:rsid="00124663" officeooo:paragraph-rsid="00124663" style:font-size-asian="14pt" style:font-weight-asian="normal" style:font-size-complex="16pt" style:font-weight-complex="normal"/>
    </style:style>
    <style:style style:name="P48" style:family="paragraph" style:parent-style-name="Standard">
      <style:text-properties fo:color="#000000" fo:font-size="16pt" fo:language="es" fo:country="ES" style:text-underline-style="solid" style:text-underline-width="auto" style:text-underline-color="font-color" fo:font-weight="normal" officeooo:rsid="00124663" officeooo:paragraph-rsid="0012b76b" style:font-size-asian="14pt" style:font-weight-asian="normal" style:font-size-complex="16pt" style:font-weight-complex="normal"/>
    </style:style>
    <style:style style:name="P49" style:family="paragraph" style:parent-style-name="Standard">
      <style:text-properties fo:color="#000000" fo:font-size="16pt" fo:language="es" fo:country="ES" style:text-underline-style="solid" style:text-underline-width="auto" style:text-underline-color="font-color" fo:font-weight="normal" officeooo:rsid="0012b76b" officeooo:paragraph-rsid="00142ce2" style:font-size-asian="14pt" style:font-weight-asian="normal" style:font-size-complex="16pt" style:font-weight-complex="normal"/>
    </style:style>
    <style:style style:name="P50" style:family="paragraph" style:parent-style-name="Standard">
      <style:text-properties fo:color="#000000" fo:font-size="16pt" fo:language="es" fo:country="ES" style:text-underline-style="solid" style:text-underline-width="auto" style:text-underline-color="font-color" fo:font-weight="normal" officeooo:rsid="0012b76b" officeooo:paragraph-rsid="0012b76b" style:font-size-asian="14pt" style:font-weight-asian="normal" style:font-size-complex="16pt" style:font-weight-complex="normal"/>
    </style:style>
    <style:style style:name="P51" style:family="paragraph" style:parent-style-name="Standard">
      <style:text-properties fo:color="#000000" fo:font-size="16pt" fo:language="es" fo:country="ES" style:text-underline-style="solid" style:text-underline-width="auto" style:text-underline-color="font-color" fo:font-weight="normal" officeooo:rsid="00142ce2" officeooo:paragraph-rsid="00142ce2" style:font-size-asian="14pt" style:font-weight-asian="normal" style:font-size-complex="16pt" style:font-weight-complex="normal"/>
    </style:style>
    <style:style style:name="P52" style:family="paragraph" style:parent-style-name="Standard">
      <style:text-properties fo:color="#000000" fo:font-size="18pt" fo:language="es" fo:country="ES" style:text-underline-style="solid" style:text-underline-width="auto" style:text-underline-color="font-color" fo:font-weight="bold" officeooo:rsid="001496ad" officeooo:paragraph-rsid="001496ad" style:font-size-asian="15.75pt" style:font-weight-asian="bold" style:font-size-complex="18pt" style:font-weight-complex="bold"/>
    </style:style>
    <style:style style:name="P53" style:family="paragraph" style:parent-style-name="Standard">
      <style:text-properties fo:color="#000000" fo:font-size="18pt" fo:language="es" fo:country="ES" style:text-underline-style="solid" style:text-underline-width="auto" style:text-underline-color="font-color" fo:font-weight="bold" officeooo:rsid="0015412c" officeooo:paragraph-rsid="0015412c" style:font-size-asian="15.75pt" style:font-weight-asian="bold" style:font-size-complex="18pt" style:font-weight-complex="bold"/>
    </style:style>
    <style:style style:name="P54" style:family="paragraph" style:parent-style-name="Standard">
      <style:text-properties fo:color="#000000" fo:font-size="18pt" fo:language="es" fo:country="ES" style:text-underline-style="solid" style:text-underline-width="auto" style:text-underline-color="font-color" fo:font-weight="bold" officeooo:rsid="0016b90c" officeooo:paragraph-rsid="0016b90c" style:font-size-asian="15.75pt" style:font-weight-asian="bold" style:font-size-complex="18pt" style:font-weight-complex="bold"/>
    </style:style>
    <style:style style:name="P55" style:family="paragraph" style:parent-style-name="Standard">
      <style:text-properties fo:color="#000000" fo:font-size="18pt" fo:language="es" fo:country="ES" style:text-underline-style="solid" style:text-underline-width="auto" style:text-underline-color="font-color" fo:font-weight="bold" officeooo:rsid="0017cab8" officeooo:paragraph-rsid="0017cab8" style:font-size-asian="15.75pt" style:font-weight-asian="bold" style:font-size-complex="18pt" style:font-weight-complex="bold"/>
    </style:style>
    <style:style style:name="P56" style:family="paragraph" style:parent-style-name="Standard">
      <style:text-properties fo:color="#000000" fo:font-size="18pt" fo:language="es" fo:country="ES" style:text-underline-style="solid" style:text-underline-width="auto" style:text-underline-color="font-color" fo:font-weight="bold" officeooo:rsid="001be235" officeooo:paragraph-rsid="001be235" style:font-size-asian="15.75pt" style:font-weight-asian="bold" style:font-size-complex="18pt" style:font-weight-complex="bold"/>
    </style:style>
    <style:style style:name="P57" style:family="paragraph" style:parent-style-name="Standard">
      <style:text-properties fo:color="#000000" fo:font-size="18pt" fo:language="es" fo:country="ES" style:text-underline-style="solid" style:text-underline-width="auto" style:text-underline-color="font-color" fo:font-weight="bold" officeooo:rsid="001f76cd" officeooo:paragraph-rsid="001f76cd" style:font-size-asian="15.75pt" style:font-weight-asian="bold" style:font-size-complex="18pt" style:font-weight-complex="bold"/>
    </style:style>
    <style:style style:name="P58" style:family="paragraph" style:parent-style-name="Standard">
      <style:text-properties fo:color="#000000" fo:font-size="18pt" fo:language="es" fo:country="ES" style:text-underline-style="solid" style:text-underline-width="auto" style:text-underline-color="font-color" fo:font-weight="bold" officeooo:rsid="0020ed64" officeooo:paragraph-rsid="0020ed64" style:font-size-asian="15.75pt" style:font-weight-asian="bold" style:font-size-complex="18pt" style:font-weight-complex="bold"/>
    </style:style>
    <style:style style:name="P59" style:family="paragraph" style:parent-style-name="Standard">
      <style:text-properties fo:color="#000000" fo:font-size="18pt" fo:language="es" fo:country="ES" style:text-underline-style="solid" style:text-underline-width="auto" style:text-underline-color="font-color" fo:font-weight="bold" officeooo:rsid="0020ed64" officeooo:paragraph-rsid="0022c281" style:font-size-asian="15.75pt" style:font-weight-asian="bold" style:font-size-complex="18pt" style:font-weight-complex="bold"/>
    </style:style>
    <style:style style:name="P60" style:family="paragraph" style:parent-style-name="Standard">
      <style:text-properties fo:color="#000000" fo:font-size="18pt" fo:language="es" fo:country="ES" style:text-underline-style="none" fo:font-weight="normal" officeooo:rsid="001be235" officeooo:paragraph-rsid="001be235" style:font-size-asian="15.75pt" style:font-weight-asian="normal" style:font-size-complex="18pt" style:font-weight-complex="normal"/>
    </style:style>
    <style:style style:name="P61" style:family="paragraph" style:parent-style-name="Standard">
      <style:text-properties fo:color="#000000" fo:font-size="18pt" fo:language="es" fo:country="ES" style:text-underline-style="none" fo:font-weight="normal" officeooo:rsid="001d87a9" officeooo:paragraph-rsid="001d87a9" style:font-size-asian="15.75pt" style:font-weight-asian="normal" style:font-size-complex="18pt" style:font-weight-complex="normal"/>
    </style:style>
    <style:style style:name="P62" style:family="paragraph" style:parent-style-name="Standard">
      <style:text-properties fo:color="#000000" fo:font-size="18pt" fo:language="es" fo:country="ES" style:text-underline-style="none" fo:font-weight="normal" officeooo:rsid="001f76cd" officeooo:paragraph-rsid="001f76cd" style:font-size-asian="15.75pt" style:font-weight-asian="normal" style:font-size-complex="18pt" style:font-weight-complex="normal"/>
    </style:style>
    <style:style style:name="P63" style:family="paragraph" style:parent-style-name="Table_20_Contents">
      <style:text-properties fo:font-size="22pt" officeooo:rsid="0003d3c0" officeooo:paragraph-rsid="0003d3c0" style:font-size-asian="19.25pt" style:font-size-complex="22pt"/>
    </style:style>
    <style:style style:name="P64" style:family="paragraph" style:parent-style-name="Table_20_Contents">
      <style:text-properties fo:font-size="18pt" style:font-size-asian="15.75pt" style:font-size-complex="18pt"/>
    </style:style>
    <style:style style:name="P65" style:family="paragraph" style:parent-style-name="Table_20_Contents">
      <style:text-properties fo:font-size="18pt" officeooo:rsid="000b97e9" officeooo:paragraph-rsid="000b97e9" style:font-size-asian="15.75pt" style:font-size-complex="18pt"/>
    </style:style>
    <style:style style:name="P66" style:family="paragraph" style:parent-style-name="Table_20_Contents">
      <style:text-properties fo:font-size="18pt" officeooo:rsid="001496ad" officeooo:paragraph-rsid="001496ad" style:font-size-asian="15.75pt" style:font-size-complex="18pt"/>
    </style:style>
    <style:style style:name="P67" style:family="paragraph" style:parent-style-name="Table_20_Contents">
      <style:text-properties fo:font-size="18pt" officeooo:rsid="001be235" officeooo:paragraph-rsid="001be235" style:font-size-asian="15.75pt" style:font-size-complex="18pt"/>
    </style:style>
    <style:style style:name="P68" style:family="paragraph" style:parent-style-name="Table_20_Contents">
      <style:text-properties fo:font-size="18pt" officeooo:rsid="001d87a9" officeooo:paragraph-rsid="001d87a9" style:font-size-asian="15.75pt" style:font-size-complex="18pt"/>
    </style:style>
    <style:style style:name="P69" style:family="paragraph" style:parent-style-name="Table_20_Contents">
      <style:text-properties fo:font-size="18pt" officeooo:rsid="0020ed64" officeooo:paragraph-rsid="0020ed64" style:font-size-asian="15.75pt" style:font-size-complex="18pt"/>
    </style:style>
    <style:style style:name="P70" style:family="paragraph" style:parent-style-name="Table_20_Contents">
      <style:text-properties fo:font-size="16pt" style:font-size-asian="14pt" style:font-size-complex="16pt"/>
    </style:style>
    <style:style style:name="P71" style:family="paragraph" style:parent-style-name="Table_20_Contents">
      <style:text-properties fo:font-size="16pt" officeooo:rsid="000f5d00" officeooo:paragraph-rsid="000f5d00" style:font-size-asian="14pt" style:font-size-complex="16pt"/>
    </style:style>
    <style:style style:name="P72" style:family="paragraph" style:parent-style-name="Table_20_Contents">
      <style:text-properties fo:font-size="16pt" officeooo:rsid="0011436f" officeooo:paragraph-rsid="0011436f" style:font-size-asian="14pt" style:font-size-complex="16pt"/>
    </style:style>
    <style:style style:name="P73" style:family="paragraph" style:parent-style-name="Table_20_Contents">
      <style:text-properties fo:font-size="16pt" officeooo:rsid="00142ce2" officeooo:paragraph-rsid="00142ce2" style:font-size-asian="14pt" style:font-size-complex="16pt"/>
    </style:style>
    <style:style style:name="P74" style:family="paragraph" style:parent-style-name="Table_20_Contents">
      <style:text-properties fo:font-size="16pt" officeooo:rsid="001496ad" officeooo:paragraph-rsid="001496ad" style:font-size-asian="14pt" style:font-size-complex="16pt"/>
    </style:style>
    <style:style style:name="P75" style:family="paragraph">
      <style:paragraph-properties fo:text-align="center"/>
    </style:style>
    <style:style style:name="P76" style:family="paragraph">
      <style:paragraph-properties fo:text-align="center" style:writing-mode="lr-tb"/>
    </style:style>
    <style:style style:name="P77" style:family="paragraph">
      <style:paragraph-properties fo:text-align="center"/>
      <style:text-properties fo:font-size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d87a9" style:font-weight-asian="normal" style:font-weight-complex="normal"/>
    </style:style>
    <style:style style:name="T4" style:family="text">
      <style:text-properties style:text-underline-style="none" officeooo:rsid="00142ce2"/>
    </style:style>
    <style:style style:name="T5" style:family="text">
      <style:text-properties style:text-underline-style="none" officeooo:rsid="001496ad"/>
    </style:style>
    <style:style style:name="T6" style:family="text">
      <style:text-properties fo:language="fr" fo:country="FR"/>
    </style:style>
    <style:style style:name="T7" style:family="text">
      <style:text-properties fo:language="fr" fo:country="FR" style:text-underline-style="none" fo:font-weight="normal" style:font-weight-asian="normal" style:font-weight-complex="normal"/>
    </style:style>
    <style:style style:name="T8" style:family="text">
      <style:text-properties fo:language="es" fo:country="ES"/>
    </style:style>
    <style:style style:name="T9" style:family="text">
      <style:text-properties fo:language="es" fo:country="ES" officeooo:rsid="0002b9ca"/>
    </style:style>
    <style:style style:name="T10" style:family="text">
      <style:text-properties fo:language="es" fo:country="ES" style:text-underline-style="none" fo:font-weight="normal" style:font-weight-asian="normal" style:font-weight-complex="normal"/>
    </style:style>
    <style:style style:name="T11" style:family="text">
      <style:text-properties fo:language="es" fo:country="ES" fo:font-weight="normal" style:font-weight-asian="normal" style:font-weight-complex="normal"/>
    </style:style>
    <style:style style:name="T12" style:family="text">
      <style:text-properties fo:font-size="16pt" fo:language="es" fo:country="ES" style:text-underline-style="none" fo:font-weight="normal" style:font-size-asian="14pt" style:font-weight-asian="normal" style:font-size-complex="16pt" style:font-weight-complex="normal"/>
    </style:style>
    <style:style style:name="T13" style:family="text">
      <style:text-properties fo:font-size="16pt" fo:language="es" fo:country="ES" style:text-underline-style="none" fo:font-weight="normal" officeooo:rsid="00057527" style:font-size-asian="14pt" style:font-weight-asian="normal" style:font-size-complex="16pt" style:font-weight-complex="normal"/>
    </style:style>
    <style:style style:name="T14" style:family="text">
      <style:text-properties fo:font-size="16pt" style:text-underline-style="none" fo:font-weight="normal" style:font-size-asian="14pt" style:font-weight-asian="normal" style:font-size-complex="16pt" style:font-weight-complex="normal"/>
    </style:style>
    <style:style style:name="T15" style:family="text">
      <style:text-properties fo:font-size="16pt" style:text-underline-style="none" fo:font-weight="normal" officeooo:rsid="0016b90c" style:font-size-asian="14pt" style:font-weight-asian="normal" style:font-size-complex="16pt" style:font-weight-complex="normal"/>
    </style:style>
    <style:style style:name="T16" style:family="text">
      <style:text-properties fo:font-size="16pt" style:text-underline-style="none" fo:font-weight="normal" officeooo:rsid="00197850" style:font-size-asian="14pt" style:font-weight-asian="normal" style:font-size-complex="16pt" style:font-weight-complex="normal"/>
    </style:style>
    <style:style style:name="T17" style:family="text">
      <style:text-properties fo:font-size="16pt" style:text-underline-style="none" fo:font-weight="normal" officeooo:rsid="0022c281" style:font-size-asian="14pt" style:font-weight-asian="normal" style:font-size-complex="16pt" style:font-weight-complex="normal"/>
    </style:style>
    <style:style style:name="T18" style:family="text">
      <style:text-properties fo:font-size="16pt" fo:language="fr" fo:country="FR" style:text-underline-style="none" fo:font-weight="normal" style:font-size-asian="14pt" style:font-weight-asian="normal" style:font-size-complex="16pt" style:font-weight-complex="normal"/>
    </style:style>
    <style:style style:name="T19" style:family="text">
      <style:text-properties fo:font-size="16pt" fo:font-weight="normal" style:font-size-asian="14pt" style:font-weight-asian="normal" style:font-size-complex="16pt" style:font-weight-complex="normal"/>
    </style:style>
    <style:style style:name="T20" style:family="text">
      <style:text-properties fo:color="#000000" fo:font-size="16pt" fo:language="es" fo:country="ES" style:text-underline-style="none" fo:font-weight="normal" style:font-size-asian="14pt" style:font-weight-asian="normal" style:font-size-complex="16pt" style:font-weight-complex="normal"/>
    </style:style>
    <style:style style:name="T21" style:family="text">
      <style:text-properties fo:color="#000000" fo:font-size="16pt" fo:language="es" fo:country="ES" style:text-underline-style="none" fo:font-weight="normal" officeooo:rsid="00057527" style:font-size-asian="14pt" style:font-weight-asian="normal" style:font-size-complex="16pt" style:font-weight-complex="normal"/>
    </style:style>
    <style:style style:name="T22" style:family="text">
      <style:text-properties fo:color="#000000" fo:font-size="16pt" fo:language="es" fo:country="ES" style:text-underline-style="none" fo:font-weight="normal" officeooo:rsid="0008b5b0" style:font-size-asian="14pt" style:font-weight-asian="normal" style:font-size-complex="16pt" style:font-weight-complex="normal"/>
    </style:style>
    <style:style style:name="T23" style:family="text">
      <style:text-properties fo:color="#000000" fo:font-size="16pt" fo:language="es" fo:country="ES" style:text-underline-style="none" fo:font-weight="normal" officeooo:rsid="000a3890" style:font-size-asian="14pt" style:font-weight-asian="normal" style:font-size-complex="16pt" style:font-weight-complex="normal"/>
    </style:style>
    <style:style style:name="T24" style:family="text">
      <style:text-properties fo:color="#000000" fo:font-size="16pt" fo:language="es" fo:country="ES" style:text-underline-style="none" fo:font-weight="normal" officeooo:rsid="000a9392" style:font-size-asian="14pt" style:font-weight-asian="normal" style:font-size-complex="16pt" style:font-weight-complex="normal"/>
    </style:style>
    <style:style style:name="T25" style:family="text">
      <style:text-properties fo:color="#000000" fo:font-size="16pt" fo:language="es" fo:country="ES" style:text-underline-style="none" fo:font-weight="normal" officeooo:rsid="00289847" style:font-size-asian="14pt" style:font-weight-asian="normal" style:font-size-complex="16pt" style:font-weight-complex="normal"/>
    </style:style>
    <style:style style:name="T26" style:family="text">
      <style:text-properties fo:color="#000000" fo:font-size="16pt" fo:language="es" fo:country="ES" fo:font-weight="normal" style:font-size-asian="14pt" style:font-weight-asian="normal" style:font-size-complex="16pt" style:font-weight-complex="normal"/>
    </style:style>
    <style:style style:name="T27" style:family="text">
      <style:text-properties fo:color="#000000" fo:font-size="16pt" fo:language="fr" fo:country="FR" style:text-underline-style="none" fo:font-weight="normal" style:font-size-asian="14pt" style:font-weight-asian="normal" style:font-size-complex="16pt" style:font-weight-complex="normal"/>
    </style:style>
    <style:style style:name="T28" style:family="text">
      <style:text-properties fo:color="#000000" fo:language="es" fo:country="ES"/>
    </style:style>
    <style:style style:name="T29" style:family="text">
      <style:text-properties fo:color="#000000" fo:language="es" fo:country="ES" style:text-underline-style="none"/>
    </style:style>
    <style:style style:name="T30" style:family="text">
      <style:text-properties fo:color="#000000" fo:language="es" fo:country="ES" style:text-underline-style="none" fo:font-weight="normal" style:font-weight-asian="normal" style:font-weight-complex="normal"/>
    </style:style>
    <style:style style:name="T31" style:family="text">
      <style:text-properties fo:color="#000000" fo:language="es" fo:country="ES" fo:font-weight="normal" style:font-weight-asian="normal" style:font-weight-complex="normal"/>
    </style:style>
    <style:style style:name="T32" style:family="text">
      <style:text-properties fo:color="#000000" style:font-name="Liberation Serif1" fo:font-size="16pt" fo:language="es" fo:country="ES" style:text-underline-style="none" fo:font-weight="normal" style:font-size-asian="14pt" style:font-weight-asian="normal" style:font-size-complex="16pt" style:font-weight-complex="normal"/>
    </style:style>
    <style:style style:name="T33" style:family="text">
      <style:text-properties fo:color="#000000" style:font-name="Liberation Serif" fo:font-size="16pt" fo:language="es" fo:country="ES" style:text-underline-style="none" fo:font-weight="normal" style:font-size-asian="14pt" style:font-weight-asian="normal" style:font-size-complex="16pt" style:font-weight-complex="normal"/>
    </style:style>
    <style:style style:name="T34" style:family="text">
      <style:text-properties fo:color="#ff4000" fo:font-size="16pt" fo:language="es" fo:country="ES" style:text-underline-style="none" fo:font-weight="normal" style:font-size-asian="14pt" style:font-weight-asian="normal" style:font-size-complex="16pt" style:font-weight-complex="normal"/>
    </style:style>
    <style:style style:name="T35" style:family="text">
      <style:text-properties fo:color="#81d41a" fo:font-size="16pt" fo:language="es" fo:country="ES" style:text-underline-style="none" fo:font-weight="normal" officeooo:rsid="00057527" style:font-size-asian="14pt" style:font-weight-asian="normal" style:font-size-complex="16pt" style:font-weight-complex="normal"/>
    </style:style>
    <style:style style:name="T36" style:family="text">
      <style:text-properties fo:color="#5983b0" fo:font-size="16pt" fo:language="es" fo:country="ES" style:text-underline-style="none" fo:font-weight="normal" officeooo:rsid="00057527" style:font-size-asian="14pt" style:font-weight-asian="normal" style:font-size-complex="16pt" style:font-weight-complex="normal"/>
    </style:style>
    <style:style style:name="T37" style:family="text">
      <style:text-properties officeooo:rsid="0011436f"/>
    </style:style>
    <style:style style:name="T38" style:family="text">
      <style:text-properties officeooo:rsid="00124663"/>
    </style:style>
    <style:style style:name="T39" style:family="text">
      <style:text-properties officeooo:rsid="00142ce2"/>
    </style:style>
    <style:style style:name="T40" style:family="text">
      <style:text-properties officeooo:rsid="001496a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3" style:family="text">
      <style:text-properties fo:color="#c9211e" fo:font-size="22pt" style:text-underline-style="none" fo:font-weight="normal" style:font-size-asian="19.25pt" style:font-weight-asian="normal" style:font-size-complex="22pt" style:font-weight-complex="normal"/>
    </style:style>
    <style:style style:name="T44" style:family="text">
      <style:text-properties fo:color="#c9211e" style:text-underline-style="none" fo:font-weight="normal" style:font-weight-asian="normal" style:font-weight-complex="normal"/>
    </style:style>
    <style:style style:name="T45" style:family="text">
      <style:text-properties fo:color="#00a933" fo:font-size="16pt" style:text-underline-style="none" fo:font-weight="normal" style:font-size-asian="14pt" style:font-weight-asian="normal" style:font-size-complex="16pt" style:font-weight-complex="normal"/>
    </style:style>
    <style:style style:name="T46" style:family="text">
      <style:text-properties fo:color="#2a6099" fo:font-size="16pt" style:text-underline-style="none" fo:font-weight="normal" style:font-size-asian="14pt" style:font-weight-asian="normal" style:font-size-complex="16pt" style:font-weight-complex="normal"/>
    </style:style>
    <style:style style:name="T47" style:family="text">
      <style:text-properties officeooo:rsid="0025b3d6"/>
    </style:style>
    <style:style style:name="T48" style:family="text">
      <style:text-properties officeooo:rsid="002dd18c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draw:marker-start="Fin_20_de_20_línea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"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<text:s text:c="6"/></text:span>Chapitre 3: Les tableau</text:p>
      <text:p text:style-name="P9">1.Exemple Introductif</text:p>
      <text:p text:style-name="P13"/>
      <text:p text:style-name="P13">‘’’Role: Lire les temperatures moyennes mensuelles a Perpignan, calculer puis afficher la temperature moyenne annuelle.</text:p>
      <text:p text:style-name="P13">Variables: </text:p>
      <text:p text:style-name="P13"><text:tab/><text:tab/>t1,t2,t3,t4,t5,t6,t7,t7,t9,t10,t11,t12,somme,moyenne: r<text:span text:style-name="T6">é</text:span><text:span text:style-name="T8">el</text:span></text:p>
      <text:p text:style-name="P14">‘’’</text:p>
      <text:p text:style-name="P14"/>
      <text:p text:style-name="P14">t1= float(input(“janvier= “))</text:p>
      <text:p text:style-name="P14">t2= float(input(“Fevrier= “))</text:p>
      <text:p text:style-name="P14">t3= float(input(“Mars= “))</text:p>
      <text:p text:style-name="P14">t4= float(input(“Avril= “))</text:p>
      <text:p text:style-name="P14">t5= float(input(“Mai= “))</text:p>
      <text:p text:style-name="P14">t6= float(input(“Juin= “))</text:p>
      <text:p text:style-name="P14">t7= float(input(“Juillet= “))</text:p>
      <text:p text:style-name="P14">t8= float(input(“Aout= “))</text:p>
      <text:p text:style-name="P14">t9= float(input(“Septembre= “))</text:p>
      <text:p text:style-name="P14">t10= float(input(“Octobre= “))</text:p>
      <text:p text:style-name="P14">t11= float(input(“Novembre= “))</text:p>
      <text:p text:style-name="P14">t12= float(input(“Decembre= “))</text:p>
      <text:p text:style-name="P14"/>
      <text:p text:style-name="P14">somme= t1+t2+t3+t4+t5+t6+t7+t8+t9+t10+t11+t12</text:p>
      <text:p text:style-name="P14"/>
      <text:p text:style-name="P13"><text:span text:style-name="T8">moyenne= </text:span><text:span text:style-name="T9">somme/12</text:span></text:p>
      <text:p text:style-name="P15"/>
      <text:p text:style-name="P16">print(“Moyenne= “, moyenne)</text:p>
      <text:p text:style-name="P16"/>
      <text:p text:style-name="P16"/>
      <text:p text:style-name="P10"><text:span text:style-name="T8">2.Qu’est-ce qu’un tableau 1D</text:span><text:span text:style-name="T10">?</text:span></text:p>
      <text:p text:style-name="P17"/>
      <text:p text:style-name="P2"><text:span text:style-name="T12">Definition: </text:span><text:span text:style-name="T20">Un tableau 1D est</text:span><text:span text:style-name="T25"> <text:s/></text:span><text:span text:style-name="T20"><text:s/>une strucutre de donn</text:span><text:span text:style-name="T27">é</text:span><text:span text:style-name="T20">es </text:span><text:span text:style-name="T34">unidimensionnelle</text:span><text:span text:style-name="T20"> qui permet de stocker des valeurs de </text:span><text:span text:style-name="T34">meme type</text:span><text:span text:style-name="T20"> en leurs associant un </text:span><text:span text:style-name="T34">nom commun</text:span><text:span text:style-name="T20">. L’acces a chacune de ces valeurs se fait par un indice </text:span></text:p>
      <text:p text:style-name="P17"/>
      <text:p text:style-name="P17"/>
      <text:p text:style-name="P11"><text:soft-page-break/>Tab</text:p>
      <table:table table:name="Tabla1" table:style-name="Tabla1">
        <table:table-column table:style-name="Tabla1.A" table:number-columns-repeated="9"/>
        <table:table-column table:style-name="Tabla1.J"/>
        <table:table-row>
          <table:table-cell table:style-name="Tabla1.A1" office:value-type="string">
            <text:p text:style-name="P63">1</text:p>
          </table:table-cell>
          <table:table-cell table:style-name="Tabla1.A1" office:value-type="string">
            <text:p text:style-name="P63">3</text:p>
          </table:table-cell>
          <table:table-cell table:style-name="Tabla1.A1" office:value-type="string">
            <text:p text:style-name="P63">4</text:p>
          </table:table-cell>
          <table:table-cell table:style-name="Tabla1.A1" office:value-type="string">
            <text:p text:style-name="P63">7</text:p>
          </table:table-cell>
          <table:table-cell table:style-name="Tabla1.A1" office:value-type="string">
            <text:p text:style-name="P63">5</text:p>
          </table:table-cell>
          <table:table-cell table:style-name="Tabla1.A1" office:value-type="string">
            <text:p text:style-name="P63">0</text:p>
          </table:table-cell>
          <table:table-cell table:style-name="Tabla1.A1" office:value-type="string">
            <text:p text:style-name="P63">9</text:p>
          </table:table-cell>
          <table:table-cell table:style-name="Tabla1.A1" office:value-type="string">
            <text:p text:style-name="P63">8</text:p>
          </table:table-cell>
          <table:table-cell table:style-name="Tabla1.A1" office:value-type="string">
            <text:p text:style-name="P63">6</text:p>
          </table:table-cell>
          <table:table-cell table:style-name="Tabla1.J1" office:value-type="string">
            <text:p text:style-name="P63">2</text:p>
          </table:table-cell>
        </table:table-row>
      </table:table>
      <text:p text:style-name="P17"><draw:line text:anchor-type="paragraph" draw:z-index="0" draw:name="Forma1" draw:style-name="gr1" draw:text-style-name="P75" svg:x1="0.258cm" svg:y1="0.743cm" svg:x2="7.904cm" svg:y2="2.331cm"><text:p/></draw:line><draw:line text:anchor-type="paragraph" draw:z-index="1" draw:name="Forma2" draw:style-name="gr1" draw:text-style-name="P75" svg:x1="16.582cm" svg:y1="0.61cm" svg:x2="7.904cm" svg:y2="2.33cm"><text:p/></draw:line><draw:line text:anchor-type="paragraph" draw:z-index="2" draw:name="Forma3" draw:style-name="gr2" draw:text-style-name="P75" svg:x1="7.957cm" svg:y1="2.489cm" svg:x2="7.878cm" svg:y2="2.992cm"><text:p/></draw:line><draw:line text:anchor-type="paragraph" draw:z-index="5" draw:name="Forma6" draw:style-name="gr1" draw:text-style-name="P75" svg:x1="17.455cm" svg:y1="0.77cm" svg:x2="17.508cm" svg:y2="0.161cm"><text:p/></draw:line><draw:line text:anchor-type="paragraph" draw:z-index="6" draw:name="Forma7" draw:style-name="gr5" draw:text-style-name="P75" svg:x1="17.323cm" svg:y1="0.24cm" svg:x2="16.847cm" svg:y2="0.293cm"><text:p/></draw:line><text:s text:c="4"/>0<text:tab/><text:tab/>1<text:tab/> <text:s/>2 <text:tab/> <text:s text:c="4"/>3<text:tab/><text:tab/>4<text:tab/> <text:s/>5<text:tab/> <text:s text:c="4"/>6<text:tab/><text:tab/>7<text:tab/> <text:s text:c="2"/>8<text:tab/> <text:s text:c="6"/>9</text:p>
      <text:p text:style-name="P17"><draw:line text:anchor-type="paragraph" draw:z-index="4" draw:name="Forma5" draw:style-name="gr1" draw:text-style-name="P75" svg:x1="11.952cm" svg:y1="1.496cm" svg:x2="17.482cm" svg:y2="0.332cm"><text:p/></draw:line></text:p>
      <text:p text:style-name="P17"/>
      <text:p text:style-name="P17"><draw:line text:anchor-type="paragraph" draw:z-index="3" draw:name="Forma4" draw:style-name="gr1" draw:text-style-name="P75" svg:x1="12.455cm" svg:y1="0.383cm" svg:x2="11.873cm" svg:y2="0.383cm"><text:p/></draw:line><text:tab/><text:tab/><text:tab/><text:tab/><text:tab/><text:tab/><text:tab/><text:tab/><text:tab/><text:tab/>indices: 0→ n-1</text:p>
      <text:p text:style-name="P17"/>
      <text:p text:style-name="P17"><text:tab/><text:tab/><text:tab/><text:tab/><text:tab/><text:tab/>n= 10 elements</text:p>
      <text:p text:style-name="P17"/>
      <text:p text:style-name="P18">L’acces a l’emlement d’indice i se fait par tab[i]</text:p>
      <text:p text:style-name="P3"><text:span text:style-name="T26">Expl</text:span><text:span text:style-name="T20">: tab[3]→ 7</text:span></text:p>
      <text:p text:style-name="P18"/>
      <text:p text:style-name="P18"/>
      <text:p text:style-name="P3"><text:span text:style-name="T20">-Les elements de tab se manipulent comme des variables: elles peuvent etre lues, affect</text:span><text:span text:style-name="T27">é</text:span><text:span text:style-name="T20">es, et on peut leur affecter une valeur</text:span></text:p>
      <text:p text:style-name="P18"/>
      <text:p text:style-name="P3"><text:span text:style-name="T20">- Les elements d’un tableau sont places de maniere contig</text:span><text:span text:style-name="T32">ü</text:span><text:span text:style-name="T33">e </text:span><text:span text:style-name="T20">en memoire, et sa taille est comme a sa creation.</text:span></text:p>
      <text:p text:style-name="P26">+</text:p>
      <text:p text:style-name="P7"><text:span text:style-name="T11">/!\</text:span><text:span text:style-name="T20">Dans notre exemple, tab[10] n’est pas defini , et vouloir acceder a cet indice dans le tableau est une erreur.</text:span></text:p>
      <text:p text:style-name="P18"/>
      <text:p text:style-name="P45">Declaration d’un tableau</text:p>
      <text:p text:style-name="P18"/>
      <text:p text:style-name="P18">Comme pour les variables scalaires, on indiquera en debut de programme les tableaux qu’on utilisera</text:p>
      <text:p text:style-name="P7"><text:span text:style-name="T20"><text:tab/><text:tab/><text:tab/><text:tab/><text:tab/></text:span><text:span text:style-name="T13">nom<text:tab/> <text:s/></text:span><text:span text:style-name="T35">taille <text:s/></text:span><text:span text:style-name="T36">type</text:span></text:p>
      <text:p text:style-name="P7"><text:span text:style-name="T20"><text:tab/><text:tab/><text:tab/></text:span><text:span text:style-name="T21">tableau 1: </text:span><text:span text:style-name="T13">tableau</text:span><text:span text:style-name="T21">[</text:span><text:span text:style-name="T35">10</text:span><text:span text:style-name="T21">] </text:span><text:span text:style-name="T36">entier</text:span></text:p>
      <text:p text:style-name="P7"><text:span text:style-name="T21"><text:tab/><text:tab/><text:tab/>tableau 2: </text:span><text:span text:style-name="T13">tableau</text:span><text:span text:style-name="T21">[</text:span><text:span text:style-name="T35">n</text:span><text:span text:style-name="T21">] </text:span><text:span text:style-name="T36">entier</text:span><text:span text:style-name="T21"> ← n devra etre connu a la <text:tab/><text:tab/><text:tab/><text:tab/><text:tab/><text:tab/><text:tab/><text:tab/><text:tab/><text:tab/>creation du tableau</text:span></text:p>
      <text:p text:style-name="P19"/>
      <text:p text:style-name="P20">En Python les tableaux n’existent pas en tant que tels. Pour manipuler ce genre de structure, on utilisera des listes, et leur creation se fera par </text:p>
      <text:p text:style-name="P20">comprehension.</text:p>
      <text:p text:style-name="P20"/>
      <text:p text:style-name="P20"><draw:line text:anchor-type="paragraph" draw:z-index="7" draw:name="Forma8" draw:style-name="gr1" draw:text-style-name="P75" svg:x1="-0.034cm" svg:y1="-0.466cm" svg:x2="-0.034cm" svg:y2="1.915cm"><text:p/></draw:line><draw:line text:anchor-type="paragraph" draw:z-index="8" draw:name="Forma9" draw:style-name="gr2" draw:text-style-name="P75" svg:x1="3.089cm" svg:y1="1.334cm" svg:x2="3.115cm" svg:y2="0.646cm"><text:p/></draw:line><text:soft-page-break/>Tableau 1 = [0 for i in range(10)]</text:p>
      <text:p text:style-name="P20"><draw:line text:anchor-type="paragraph" draw:z-index="9" draw:name="Forma10" draw:style-name="gr2" draw:text-style-name="P75" svg:x1="7.004cm" svg:y1="0.658cm" svg:x2="6.925cm" svg:y2="0.023cm"><text:p/></draw:line></text:p>
      <text:p text:style-name="P20">valeur de chaque case <text:s text:c="10"/>taille</text:p>
      <text:p text:style-name="P20"/>
      <text:p text:style-name="P20">n= int(input(“n= “))</text:p>
      <text:p text:style-name="P20">tableau2= [0 for i in range (n)]</text:p>
      <text:p text:style-name="P46"/>
      <text:p text:style-name="P21">Exemple:</text:p>
      <text:p text:style-name="P21">‘’’Role: Lire et afficher le contenu d’un tableau de taille 10.</text:p>
      <text:p text:style-name="P21">Variables:</text:p>
      <text:p text:style-name="P21"><text:tab/><text:tab/>i: entier</text:p>
      <text:p text:style-name="P21"><text:tab/><text:tab/>tab: tableau[10] entier</text:p>
      <text:p text:style-name="P21">‘’’</text:p>
      <text:p text:style-name="P21"><draw:line text:anchor-type="paragraph" draw:z-index="10" draw:name="Forma11" draw:style-name="gr1" draw:text-style-name="P75" svg:x1="6.449cm" svg:y1="0.647cm" svg:x2="6.449cm" svg:y2="1.547cm"><text:p/></draw:line></text:p>
      <text:p text:style-name="P21">tab= [0 for i in range(10)]<text:tab/> <text:s text:c="2"/>creation</text:p>
      <text:p text:style-name="P21"/>
      <text:p text:style-name="P21"><draw:line text:anchor-type="paragraph" draw:z-index="11" draw:name="Forma12" draw:style-name="gr1" draw:text-style-name="P75" svg:x1="7.057cm" svg:y1="0.261cm" svg:x2="7.057cm" svg:y2="1.399cm"><text:p/></draw:line>for i in range (10):</text:p>
      <text:p text:style-name="P21"><text:tab/>tab [i]= int(input(“t= “)) <text:s text:c="3"/>lecture</text:p>
      <text:p text:style-name="P21"/>
      <text:p text:style-name="P21"><draw:line text:anchor-type="paragraph" draw:z-index="12" draw:name="Forma13" draw:style-name="gr1" draw:text-style-name="P75" svg:x1="6.793cm" svg:y1="0.06cm" svg:x2="6.793cm" svg:y2="1.356cm"><text:p/></draw:line>for i in range(10):<text:tab/><text:tab/></text:p>
      <text:p text:style-name="P21"><text:tab/>print(“t[‘,i,’]= “,tab[i]) <text:s text:c="4"/>affichage</text:p>
      <text:p text:style-name="P44">º</text:p>
      <text:p text:style-name="P4"><text:span text:style-name="T31">/!\</text:span><text:span text:style-name="T30"> </text:span><text:span text:style-name="T20">La lecture et l’affichage des elements d’un tableau se fait element par element</text:span></text:p>
      <text:p text:style-name="P21"/>
      <text:p text:style-name="P21">→ on en peut pas affecter un tableau a un autre</text:p>
      <text:p text:style-name="P21">→ on en peut pas afficher un tableau directement <text:s/>avec print(tab)</text:p>
      <text:p text:style-name="P21"/>
      <text:p text:style-name="P4"><text:span text:style-name="T20">‘’’</text:span><text:span text:style-name="T22">Role: Lire le contenu d’un tableau d’entiers de taille n, puis compter le nombre de valeurs &gt;= 0 et &lt; 0.</text:span></text:p>
      <text:p text:style-name="P22">Variables:</text:p>
      <text:p text:style-name="P22"><text:tab/><text:tab/>n,i,nb-p,nb-n: entier </text:p>
      <text:p text:style-name="P22"><text:tab/><text:tab/>tab: tableau [n] entier</text:p>
      <text:p text:style-name="P22">‘’’</text:p>
      <text:p text:style-name="P22"/>
      <text:p text:style-name="P22"><draw:line text:anchor-type="paragraph" draw:z-index="13" draw:name="Forma14" draw:style-name="gr1" draw:text-style-name="P75" svg:x1="6.131cm" svg:y1="0.646cm" svg:x2="6.131cm" svg:y2="2.101cm"><text:p/></draw:line></text:p>
      <text:p text:style-name="P22">n= int(input(“n=” ))</text:p>
      <text:p text:style-name="P22">tab= [0 for i in range(n)] <text:s text:c="5"/>creation</text:p>
      <text:p text:style-name="P22"><draw:line text:anchor-type="paragraph" draw:z-index="14" draw:name="Forma15" draw:style-name="gr1" draw:text-style-name="P75" svg:x1="6.925cm" svg:y1="-0.24cm" svg:x2="6.951cm" svg:y2="1.48cm"><text:p/></draw:line><text:soft-page-break/>for i in range(n):</text:p>
      <text:p text:style-name="P22"><text:tab/>tab[i]= int(input(“t[i]<text:span text:style-name="T47">=”</text:span>) <text:s text:c="3"/>lecture</text:p>
      <text:p text:style-name="P22"/>
      <text:p text:style-name="P22"><draw:line text:anchor-type="paragraph" draw:z-index="15" draw:name="Forma16" draw:style-name="gr1" draw:text-style-name="P75" svg:x1="10.497cm" svg:y1="0.538cm" svg:x2="10.497cm" svg:y2="6.227cm"><text:p/></draw:line>nb_p= 0</text:p>
      <text:p text:style-name="P22">nb_n= 0</text:p>
      <text:p text:style-name="P22">for i in range(n):<text:tab/><text:tab/><text:tab/><text:tab/><text:tab/><text:tab/> <text:s text:c="3"/>for tab[i]&gt;= 0:</text:p>
      <text:p text:style-name="P22"><text:tab/>if tab[i]&gt;= 0:<text:tab/><text:tab/><text:tab/><text:tab/><text:tab/> <text:s text:c="3"/><text:tab/>nb_p+= 1</text:p>
      <text:p text:style-name="P22"><text:tab/><text:tab/>nb_p+= 1<text:tab/><text:tab/><text:tab/><text:tab/><text:tab/></text:p>
      <text:p text:style-name="P22"><text:tab/>else:</text:p>
      <text:p text:style-name="P22"><text:tab/><text:tab/>nb_n= 1<text:tab/><text:tab/><text:tab/><text:tab/><text:tab/> <text:s text:c="3"/>nb_n= n-nb_p</text:p>
      <text:p text:style-name="P22"><text:tab/>print(“Nb positives ou nulles”, nb_p)</text:p>
      <text:p text:style-name="P22"><text:tab/>print(“Nb negatives ou nulles”, nb_n)</text:p>
      <text:p text:style-name="P22"/>
      <text:p text:style-name="P22"/>
      <text:p text:style-name="P5"><text:span text:style-name="T20">‘’’</text:span><text:span text:style-name="T23">Role: Lire les temperatures moyennes des differents mois de l’annee, calculer et afficher la temperature moyenne annuelle</text:span></text:p>
      <text:p text:style-name="P23">Variables:</text:p>
      <text:p text:style-name="P23"><text:tab/><text:tab/>tab: temperatures: tableau[12] reel</text:p>
      <text:p text:style-name="P6"><text:span text:style-name="T20"><text:tab/><text:tab/>somme,temperature_moyenne: r</text:span><text:span text:style-name="T27">é</text:span><text:span text:style-name="T20">el</text:span></text:p>
      <text:p text:style-name="P23"><text:tab/><text:tab/>i: entier</text:p>
      <text:p text:style-name="P23">‘’’</text:p>
      <text:p text:style-name="P23"><draw:line text:anchor-type="paragraph" draw:z-index="16" draw:name="Forma17" draw:style-name="gr1" draw:text-style-name="P75" svg:x1="8.856cm" svg:y1="0.469cm" svg:x2="8.882cm" svg:y2="1.501cm"><text:p/></draw:line></text:p>
      <text:p text:style-name="P6"><text:span text:style-name="T20">temperatures= [0.0 for i in range(12)] <text:s text:c="3"/></text:span><text:span text:style-name="T24">creation</text:span></text:p>
      <text:p text:style-name="P23"/>
      <text:p text:style-name="P23"><draw:line text:anchor-type="paragraph" draw:z-index="17" draw:name="Forma18" draw:style-name="gr1" draw:text-style-name="P75" svg:x1="9.465cm" svg:y1="0.083cm" svg:x2="9.465cm" svg:y2="1.327cm"><text:p/></draw:line>for i in range (12):</text:p>
      <text:p text:style-name="P6"><text:span text:style-name="T20"><text:tab/>temperatures[i]= float(input(“t= “)) <text:s text:c="2"/></text:span><text:span text:style-name="T24">lecture</text:span></text:p>
      <text:p text:style-name="P23"/>
      <text:p text:style-name="P23">somme= 0</text:p>
      <text:p text:style-name="P23">for i in range(12):</text:p>
      <text:p text:style-name="P23"><text:tab/>somme +=temperatures[i]</text:p>
      <text:p text:style-name="P23"/>
      <text:p text:style-name="P24">temperatures_moyenne = somme/12</text:p>
      <text:p text:style-name="P24"/>
      <text:p text:style-name="P24">print(“Temperature moyenne= “,temperature_moyenne)</text:p>
      <text:p text:style-name="P24"/>
      <text:p text:style-name="P12">3. Algorithme simple de recherche</text:p>
      <text:p text:style-name="P25"/>
      <text:p text:style-name="P8"><text:span text:style-name="T29">1)</text:span><text:span text:style-name="T28">Recherche sequentielle</text:span></text:p>
      <text:p text:style-name="P25"/>
      <text:p text:style-name="P25"><text:soft-page-break/></text:p>
      <table:table table:name="Tabla2" table:style-name="Tabla2">
        <table:table-column table:style-name="Tabla2.A" table:number-columns-repeated="5"/>
        <table:table-column table:style-name="Tabla2.F"/>
        <table:table-row>
          <table:table-cell table:style-name="Tabla2.A1" office:value-type="string">
            <text:p text:style-name="P65">1</text:p>
          </table:table-cell>
          <table:table-cell table:style-name="Tabla2.A1" office:value-type="string">
            <text:p text:style-name="P65">0</text:p>
          </table:table-cell>
          <table:table-cell table:style-name="Tabla2.A1" office:value-type="string">
            <text:p text:style-name="P65">3</text:p>
          </table:table-cell>
          <table:table-cell table:style-name="Tabla2.A1" office:value-type="string">
            <text:p text:style-name="P65">4</text:p>
          </table:table-cell>
          <table:table-cell table:style-name="Tabla2.A1" office:value-type="string">
            <text:p text:style-name="P65">3</text:p>
          </table:table-cell>
          <table:table-cell table:style-name="Tabla2.F1" office:value-type="string">
            <text:p text:style-name="P65">5</text:p>
          </table:table-cell>
        </table:table-row>
      </table:table>
      <text:p text:style-name="P25"><draw:line text:anchor-type="paragraph" draw:z-index="18" draw:name="Forma19" draw:style-name="gr1" draw:text-style-name="P75" svg:x1="-0.007cm" svg:y1="0.182cm" svg:x2="7.401cm" svg:y2="0.632cm"><text:p/></draw:line><draw:line text:anchor-type="paragraph" draw:z-index="19" draw:name="Forma20" draw:style-name="gr1" draw:text-style-name="P75" svg:x1="17.032cm" svg:y1="0.182cm" svg:x2="7.401cm" svg:y2="0.632cm"><text:p/></draw:line><text:s text:c="8"/>0<text:tab/><text:tab/><text:tab/><text:tab/><text:tab/><text:tab/><text:tab/><text:tab/><text:tab/><text:tab/><text:tab/> <text:s/>n-1</text:p>
      <text:p text:style-name="P25"><text:tab/><text:tab/><text:tab/><text:tab/><text:tab/> <text:s text:c="5"/>6</text:p>
      <text:p text:style-name="P25"/>
      <text:p text:style-name="P25">La recherche elle consiste a trouver l’indice de l’element recherche en parcourant le tableau d’element par element de l’indice 0 jusqu’a l’indice n-1</text:p>
      <text:p text:style-name="P25"/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71">4</text:p>
          </table:table-cell>
          <table:table-cell table:style-name="Tabla3.A1" office:value-type="string">
            <text:p text:style-name="P71">5</text:p>
          </table:table-cell>
          <table:table-cell table:style-name="Tabla3.A1" office:value-type="string">
            <text:p text:style-name="P71">2</text:p>
          </table:table-cell>
          <table:table-cell table:style-name="Tabla3.D1" office:value-type="string">
            <text:p text:style-name="P71">3</text:p>
          </table:table-cell>
        </table:table-row>
      </table:table>
      <text:p text:style-name="P27"><draw:line text:anchor-type="paragraph" draw:z-index="20" draw:name="Forma21" draw:style-name="gr2" draw:text-style-name="P75" svg:x1="2.453cm" svg:y1="0.88cm" svg:x2="2.427cm" svg:y2="0.139cm"><text:p/></draw:line><draw:line text:anchor-type="paragraph" draw:z-index="21" draw:name="Forma22" draw:style-name="gr2" draw:text-style-name="P75" svg:x1="4.2cm" svg:y1="0.986cm" svg:x2="5.311cm" svg:y2="0.192cm"><text:p/></draw:line><draw:line text:anchor-type="paragraph" draw:z-index="22" draw:name="Forma23" draw:style-name="gr2" draw:text-style-name="P75" svg:x1="4.385cm" svg:y1="1.25cm" svg:x2="9.809cm" svg:y2="0.139cm"><text:p/></draw:line><draw:line text:anchor-type="paragraph" draw:z-index="23" draw:name="Forma24" draw:style-name="gr1" draw:text-style-name="P75" svg:x1="2.083cm" svg:y1="0.245cm" svg:x2="3.062cm" svg:y2="0.695cm"><text:p/></draw:line><draw:line text:anchor-type="paragraph" draw:z-index="24" draw:name="Forma25" draw:style-name="gr1" draw:text-style-name="P75" svg:x1="2.11cm" svg:y1="0.934cm" svg:x2="3.036cm" svg:y2="0.034cm"><text:p/></draw:line><draw:line text:anchor-type="paragraph" draw:z-index="25" draw:name="Forma26" draw:style-name="gr1" draw:text-style-name="P75" svg:x1="4.015cm" svg:y1="0.536cm" svg:x2="5.126cm" svg:y2="0.721cm"><text:p/></draw:line><draw:line text:anchor-type="paragraph" draw:z-index="26" draw:name="Forma27" draw:style-name="gr1" draw:text-style-name="P75" svg:x1="3.962cm" svg:y1="0.96cm" svg:x2="5.444cm" svg:y2="0.325cm"><text:p/></draw:line></text:p>
      <text:p text:style-name="P27"/>
      <text:p text:style-name="P28"><text:s text:c="3"/>e= 2</text:p>
      <text:p text:style-name="P28"/>
      <text:p text:style-name="P28">Elle consiste a trouver l’indice de l’element recherche en parcourant le tableau element par element de l’indice 0 a n-1.</text:p>
      <text:p text:style-name="P28"/>
      <text:p text:style-name="P28">‘’’Role: Lire le contenue d’un tableau, un element e, et recherche l’indice de e dans le tableau.</text:p>
      <text:p text:style-name="P28">Variables:</text:p>
      <text:p text:style-name="P28"><text:tab/>tab= tableau[n] entier</text:p>
      <text:p text:style-name="P28"><text:tab/>i,n,e,<text:span text:style-name="T37">idx</text:span>: entier</text:p>
      <text:p text:style-name="P28"><text:tab/>trouve: bodeen</text:p>
      <text:p text:style-name="P28"><draw:line text:anchor-type="paragraph" draw:z-index="27" draw:name="Forma28" draw:style-name="gr1" draw:text-style-name="P75" svg:x1="5.205cm" svg:y1="0.512cm" svg:x2="5.179cm" svg:y2="1.359cm"><text:p/></draw:line>‘’’</text:p>
      <text:p text:style-name="P29">n= int(input(“n= “))<text:tab/> <text:s text:c="2"/>taille</text:p>
      <text:p text:style-name="P29"><draw:line text:anchor-type="paragraph" draw:z-index="28" draw:name="Forma29" draw:style-name="gr1" draw:text-style-name="P75" svg:x1="5.866cm" svg:y1="0.034cm" svg:x2="5.84cm" svg:y2="0.828cm"><text:p/></draw:line>tab= [0 for i in range(n)] <text:s text:c="2"/>creation</text:p>
      <text:p text:style-name="P29"/>
      <text:p text:style-name="P29"><draw:line text:anchor-type="paragraph" draw:z-index="29" draw:name="Forma30" draw:style-name="gr1" draw:text-style-name="P75" svg:x1="7.137cm" svg:y1="0.085cm" svg:x2="7.163cm" svg:y2="2.228cm"><text:p/></draw:line>for i in range(0,n,1):</text:p>
      <text:p text:style-name="P29"><text:tab/>print(“Element”, i)<text:tab/><text:tab/>lecture des elements du tableau</text:p>
      <text:p text:style-name="P29"><text:tab/>tab[i]= int(input(“i= “))</text:p>
      <text:p text:style-name="P29"/>
      <text:p text:style-name="P29">e= int(input(“e= “))</text:p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i= 0</text:p>
      <text:p text:style-name="P29"><draw:line text:anchor-type="paragraph" draw:z-index="30" draw:name="Forma31" draw:style-name="gr1" draw:text-style-name="P75" svg:x1="5.867cm" svg:y1="0.122cm" svg:x2="5.867cm" svg:y2="1.683cm"><text:p/></draw:line>trouve= False<text:tab/><text:tab/> <text:s text:c="6"/><text:span text:style-name="T38">i&lt;n</text:span></text:p>
      <text:p text:style-name="P29">while trouve== False and i&lt;=n-1:</text:p>
      <text:p text:style-name="P29"><text:tab/>if tab[i]==e:</text:p>
      <text:p text:style-name="P29"><text:tab/><text:tab/>trouve=True</text:p>
      <text:p text:style-name="P29"><text:tab/>else:</text:p>
      <text:p text:style-name="P29"><text:tab/><text:tab/>i+=1</text:p>
      <text:p text:style-name="P29">if trouve==True:</text:p>
      <text:p text:style-name="P29"><text:tab/>idx=i</text:p>
      <text:p text:style-name="P29">else:</text:p>
      <text:p text:style-name="P29"><text:tab/>idx=-1</text:p>
      <text:p text:style-name="P29">print(“Element a l’indice”,i)</text:p>
      <text:p text:style-name="P29"/>
      <table:table table:name="Tabla4" table:style-name="Tabla4">
        <table:table-column table:style-name="Tabla4.A" table:number-columns-repeated="6"/>
        <table:table-column table:style-name="Tabla4.G"/>
        <table:table-row>
          <table:table-cell table:style-name="Tabla4.A1" office:value-type="string">
            <text:p text:style-name="P72">5</text:p>
          </table:table-cell>
          <table:table-cell table:style-name="Tabla4.A1" office:value-type="string">
            <text:p text:style-name="P72">4</text:p>
          </table:table-cell>
          <table:table-cell table:style-name="Tabla4.A1" office:value-type="string">
            <text:p text:style-name="P72">1</text:p>
          </table:table-cell>
          <table:table-cell table:style-name="Tabla4.A1" office:value-type="string">
            <text:p text:style-name="P72">0</text:p>
          </table:table-cell>
          <table:table-cell table:style-name="Tabla4.A1" office:value-type="string">
            <text:p text:style-name="P72">2</text:p>
          </table:table-cell>
          <table:table-cell table:style-name="Tabla4.A1" office:value-type="string">
            <text:p text:style-name="P72">6</text:p>
          </table:table-cell>
          <table:table-cell table:style-name="Tabla4.G1" office:value-type="string">
            <text:p text:style-name="P72">3</text:p>
          </table:table-cell>
        </table:table-row>
      </table:table>
      <text:p text:style-name="P29"/>
      <text:p text:style-name="P29">e=1</text:p>
      <text:p text:style-name="P29"/>
      <text:p text:style-name="P29">- i=0,trouve=F → <text:span text:style-name="T38">trouve==False et i&lt;=n-1 est vraie</text:span></text:p>
      <text:p text:style-name="P29"><text:tab/><text:tab/><text:tab/><text:span text:style-name="T38">tab[i]!= e → i+1</text:span></text:p>
      <text:p text:style-name="P29"/>
      <text:p text:style-name="P29">- <text:span text:style-name="T38">i=1 → trouve==False et i&lt;=n-1 est vraie</text:span></text:p>
      <text:p text:style-name="P29"><text:tab/><text:tab/><text:tab/><text:span text:style-name="T38">tab[i]!= e → i+1</text:span></text:p>
      <text:p text:style-name="P29"/>
      <text:p text:style-name="P29">- <text:span text:style-name="T38">i=2 → trouve==False et i&lt;= n-1 est vraie</text:span></text:p>
      <text:p text:style-name="P29"><text:tab/><text:tab/><text:tab/><text:span text:style-name="T38">tab[i]==e → trouve=True</text:span></text:p>
      <text:p text:style-name="P29"/>
      <text:p text:style-name="P29">- <text:span text:style-name="T38">i=2 → trouve==False et i&lt;=n-1 faux → arret</text:span></text:p>
      <text:p text:style-name="P29"/>
      <text:p text:style-name="P47">Methode 2:</text:p>
      <text:p text:style-name="P30"/>
      <text:p text:style-name="P30">trouve= False</text:p>
      <text:p text:style-name="P30">idx= -1</text:p>
      <text:p text:style-name="P30">while trouve== False and i&lt;= n-1:</text:p>
      <text:p text:style-name="P30"><text:tab/>if e== tab[i]:</text:p>
      <text:p text:style-name="P30"><text:tab/><text:tab/>trouve= True</text:p>
      <text:p text:style-name="P30"><text:tab/><text:tab/>idx= i</text:p>
      <text:p text:style-name="P30"><text:tab/>i+=1</text:p>
      <text:p text:style-name="P30"/>
      <text:p text:style-name="P30"><text:span text:style-name="T48">ç</text:span>print(“indice=”,idx)</text:p>
      <text:p text:style-name="P30"><text:soft-page-break/></text:p>
      <text:p text:style-name="P47">Methode 3(sans bodeen):</text:p>
      <text:p text:style-name="P30"/>
      <text:p text:style-name="P30">Comment s’affronchir du bodeen?</text:p>
      <text:p text:style-name="P30"/>
      <text:p text:style-name="P30">i=0</text:p>
      <text:p text:style-name="P30">idx= -1</text:p>
      <text:p text:style-name="P30"/>
      <text:p text:style-name="P30">while 1&lt;=n-1 and idx==-1:</text:p>
      <text:p text:style-name="P30"><text:tab/>if e==tab[i]:</text:p>
      <text:p text:style-name="P30"><text:tab/><text:tab/>idx=i</text:p>
      <text:p text:style-name="P30"><text:tab/>i+=1</text:p>
      <text:p text:style-name="P30">print(“Indice=”,idx)</text:p>
      <text:p text:style-name="P30"/>
      <text:p text:style-name="P50">Methode 4:</text:p>
      <text:p text:style-name="P48"/>
      <text:p text:style-name="P31">Comment s’affronchir du test explcite?</text:p>
      <text:p text:style-name="P31"/>
      <text:p text:style-name="P31">i=0 </text:p>
      <text:p text:style-name="P31">idx= -1</text:p>
      <text:p text:style-name="P31"/>
      <text:p text:style-name="P31">while i&lt;=n-1 and e!= tab[i]:</text:p>
      <text:p text:style-name="P31"><text:tab/>i+=1</text:p>
      <text:p text:style-name="P31">if i&lt;=n-1:</text:p>
      <text:p text:style-name="P31"><text:tab/>idx=i</text:p>
      <text:p text:style-name="P32">print(“Indice=”,idx)</text:p>
      <text:p text:style-name="P49"><draw:line text:anchor-type="paragraph" draw:z-index="31" draw:name="Forma32" draw:style-name="gr2" draw:text-style-name="P75" svg:x1="4.729cm" svg:y1="0.577cm" svg:x2="4.57cm" svg:y2="1.265cm"><text:p/></draw:line><text:span text:style-name="T1"><text:tab/><text:tab/><text:tab/> <text:s text:c="5"/></text:span><text:span text:style-name="T4">1er occurence de 1</text:span></text:p>
      <text:p text:style-name="P33">(</text:p>
      <table:table table:name="Tabla5" table:style-name="Tabla5">
        <table:table-column table:style-name="Tabla5.A" table:number-columns-repeated="5"/>
        <table:table-row>
          <table:table-cell table:style-name="Tabla5.A1" office:value-type="string">
            <text:p text:style-name="P73">0</text:p>
          </table:table-cell>
          <table:table-cell table:style-name="Tabla5.A1" office:value-type="string">
            <text:p text:style-name="P73">1</text:p>
          </table:table-cell>
          <table:table-cell table:style-name="Tabla5.A1" office:value-type="string">
            <text:p text:style-name="P73">1</text:p>
          </table:table-cell>
          <table:table-cell table:style-name="Tabla5.A1" office:value-type="string">
            <text:p text:style-name="P73">2</text:p>
          </table:table-cell>
          <table:table-cell table:style-name="Tabla5.E1" office:value-type="string">
            <text:p text:style-name="P70">-<text:span text:style-name="T39">1</text:span></text:p>
          </table:table-cell>
        </table:table-row>
      </table:table>
      <text:p text:style-name="P32"/>
      <text:p text:style-name="P33">2 occurences de 1</text:p>
      <text:p text:style-name="P30"/>
      <text:p text:style-name="P51">max:</text:p>
      <text:p text:style-name="P33">if n&gt;0:</text:p>
      <text:p text:style-name="P51"><text:span text:style-name="T1"><text:tab/></text:span><text:span text:style-name="T5">max= tab[0]</text:span></text:p>
      <text:p text:style-name="P34"><text:tab/>for i in range(1,n,1):</text:p>
      <text:p text:style-name="P34"><text:tab/><text:tab/>if tab[i]&gt;max:</text:p>
      <text:p text:style-name="P34"><text:tab/><text:tab/><text:tab/>max= tab[i]</text:p>
      <text:p text:style-name="P34"><text:tab/>print(max)</text:p>
      <table:table table:name="Tabla6" table:style-name="Tabla6">
        <table:table-column table:style-name="Tabla6.A" table:number-columns-repeated="5"/>
        <text:soft-page-break/>
        <table:table-row>
          <table:table-cell table:style-name="Tabla6.A1" office:value-type="string">
            <text:p text:style-name="P74">2</text:p>
          </table:table-cell>
          <table:table-cell table:style-name="Tabla6.A1" office:value-type="string">
            <text:p text:style-name="P74">5</text:p>
          </table:table-cell>
          <table:table-cell table:style-name="Tabla6.A1" office:value-type="string">
            <text:p text:style-name="P74">7</text:p>
          </table:table-cell>
          <table:table-cell table:style-name="Tabla6.A1" office:value-type="string">
            <text:p text:style-name="P70">-<text:span text:style-name="T40">1</text:span></text:p>
          </table:table-cell>
          <table:table-cell table:style-name="Tabla6.E1" office:value-type="string">
            <text:p text:style-name="P74">3</text:p>
          </table:table-cell>
        </table:table-row>
      </table:table>
      <text:p text:style-name="P34"/>
      <text:p text:style-name="P35">max=2</text:p>
      <text:p text:style-name="P35">i=1 → tab[1]&gt;max → max= 7</text:p>
      <text:p text:style-name="P35">i= 3→ tab[2]&gt;max → max=7</text:p>
      <text:p text:style-name="P35"><draw:line text:anchor-type="paragraph" draw:z-index="32" draw:name="Forma33" draw:style-name="gr1" draw:text-style-name="P75" svg:x1="3.326cm" svg:y1="0.134cm" svg:x2="3.141cm" svg:y2="0.531cm"><text:p/></draw:line>i= 3 → tab[3]&gt;max → max=7</text:p>
      <text:p text:style-name="P35"><draw:line text:anchor-type="paragraph" draw:z-index="33" draw:name="Forma34" draw:style-name="gr1" draw:text-style-name="P75" svg:x1="3.142cm" svg:y1="0.12cm" svg:x2="3.036cm" svg:y2="0.596cm"><text:p/></draw:line>i=4 → tab[4]&gt;max → max=7</text:p>
      <text:p text:style-name="P35"/>
      <text:p text:style-name="P52">3.2 Recherche dichotomique</text:p>
      <text:p text:style-name="P35"/>
      <text:p text:style-name="P35">e=34</text:p>
      <text:p text:style-name="P35"><draw:line text:anchor-type="paragraph" draw:z-index="34" draw:name="Forma35" draw:style-name="gr6" draw:text-style-name="P76" svg:x1="0.178cm" svg:y1="0.259cm" svg:x2="14.439cm" svg:y2="0.259cm"><text:p text:style-name="P75">Gauche a droite</text:p></draw:line><text:tab/><text:tab/><text:tab/><text:tab/><text:tab/><text:tab/><text:tab/><text:tab/><text:tab/><text:tab/><text:tab/> <text:s text:c="5"/>n=11</text:p>
      <text:p text:style-name="P35"><draw:line text:anchor-type="paragraph" draw:z-index="36" draw:name="Forma37" draw:style-name="gr2" draw:text-style-name="P75" svg:x1="5.311cm" svg:y1="0.616cm" svg:x2="5.311cm" svg:y2="1.701cm"><text:p/></draw:line></text:p>
      <text:p text:style-name="P35"><draw:line text:anchor-type="paragraph" draw:z-index="38" draw:name="Forma39" draw:style-name="gr1" draw:text-style-name="P77" svg:x1="6.369cm" svg:y1="0.336cm" svg:x2="6.369cm" svg:y2="1.132cm"><text:p/></draw:line><draw:line text:anchor-type="paragraph" draw:z-index="39" draw:name="Forma40" draw:style-name="gr1" draw:text-style-name="P75" svg:x1="1.845cm" svg:y1="0.443cm" svg:x2="3.036cm" svg:y2="1.131cm"><text:p/></draw:line><draw:line text:anchor-type="paragraph" draw:z-index="40" draw:name="Forma41" draw:style-name="gr1" draw:text-style-name="P75" svg:x1="2.215cm" svg:y1="1.13cm" svg:x2="2.824cm" svg:y2="0.601cm"><text:p/></draw:line><draw:line text:anchor-type="paragraph" draw:z-index="41" draw:name="Forma42" draw:style-name="gr1" draw:text-style-name="P75" svg:x1="7.322cm" svg:y1="0.522cm" svg:x2="8.248cm" svg:y2="0.972cm"><text:p/></draw:line><draw:line text:anchor-type="paragraph" draw:z-index="42" draw:name="Forma43" draw:style-name="gr1" draw:text-style-name="P75" svg:x1="7.534cm" svg:y1="0.972cm" svg:x2="8.169cm" svg:y2="0.072cm"><text:p/></draw:line><draw:line text:anchor-type="paragraph" draw:z-index="43" draw:name="Forma44" draw:style-name="gr2" draw:text-style-name="P75" svg:x1="9.809cm" svg:y1="0.39cm" svg:x2="9.835cm" svg:y2="1.104cm"><text:p/></draw:line><draw:line text:anchor-type="paragraph" draw:z-index="44" draw:name="Forma45" draw:style-name="gr1" draw:text-style-name="P75" svg:x1="11.105cm" svg:y1="0.522cm" svg:x2="11.105cm" svg:y2="1.131cm"><text:p/></draw:line></text:p>
      <text:p text:style-name="P35"><draw:line text:anchor-type="paragraph" draw:z-index="35" draw:name="Forma36" draw:style-name="gr5" draw:text-style-name="P75" svg:x1="3.777cm" svg:y1="0.191cm" svg:x2="0.337cm" svg:y2="0.217cm"><text:p/></draw:line><draw:line text:anchor-type="paragraph" draw:z-index="37" draw:name="Forma38" draw:style-name="gr2" draw:text-style-name="P75" svg:x1="6.29cm" svg:y1="0.058cm" svg:x2="9.386cm" svg:y2="0.058cm"><text:p/></draw:line><draw:line text:anchor-type="paragraph" draw:z-index="45" draw:name="Forma46" draw:style-name="gr2" draw:text-style-name="P75" svg:x1="11.238cm" svg:y1="0.191cm" svg:x2="12.058cm" svg:y2="0.191cm"><text:p/></draw:line></text:p>
      <table:table table:name="Tabla7" table:style-name="Tabla7">
        <table:table-column table:style-name="Tabla7.A" table:number-columns-repeated="3"/>
        <table:table-column table:style-name="Tabla7.D"/>
        <table:table-column table:style-name="Tabla7.A" table:number-columns-repeated="2"/>
        <table:table-column table:style-name="Tabla7.D"/>
        <table:table-column table:style-name="Tabla7.A" table:number-columns-repeated="2"/>
        <table:table-column table:style-name="Tabla7.D"/>
        <table:table-column table:style-name="Tabla7.K"/>
        <table:table-row>
          <table:table-cell table:style-name="Tabla7.A1" office:value-type="string">
            <text:p text:style-name="P66">1</text:p>
          </table:table-cell>
          <table:table-cell table:style-name="Tabla7.A1" office:value-type="string">
            <text:p text:style-name="P66">4</text:p>
          </table:table-cell>
          <table:table-cell table:style-name="Tabla7.A1" office:value-type="string">
            <text:p text:style-name="P66">5</text:p>
          </table:table-cell>
          <table:table-cell table:style-name="Tabla7.A1" office:value-type="string">
            <text:p text:style-name="P66">7</text:p>
          </table:table-cell>
          <table:table-cell table:style-name="Tabla7.A1" office:value-type="string">
            <text:p text:style-name="P66">8</text:p>
          </table:table-cell>
          <table:table-cell table:style-name="Tabla7.A1" office:value-type="string">
            <text:p text:style-name="P66">10</text:p>
          </table:table-cell>
          <table:table-cell table:style-name="Tabla7.A1" office:value-type="string">
            <text:p text:style-name="P66">17</text:p>
          </table:table-cell>
          <table:table-cell table:style-name="Tabla7.A1" office:value-type="string">
            <text:p text:style-name="P66">21</text:p>
          </table:table-cell>
          <table:table-cell table:style-name="Tabla7.A1" office:value-type="string">
            <text:p text:style-name="P66">34</text:p>
          </table:table-cell>
          <table:table-cell table:style-name="Tabla7.A1" office:value-type="string">
            <text:p text:style-name="P66">65</text:p>
          </table:table-cell>
          <table:table-cell table:style-name="Tabla7.K1" office:value-type="string">
            <text:p text:style-name="P66">100</text:p>
          </table:table-cell>
        </table:table-row>
      </table:table>
      <text:p text:style-name="P36">0 <text:s text:c="2"/><text:tab/><text:tab/><text:tab/><text:tab/>3<text:tab/><text:tab/><text:tab/> <text:tab/>6</text:p>
      <text:p text:style-name="P36"/>
      <text:p text:style-name="P36">1) L’espace de recherce est [0,10]</text:p>
      <text:p text:style-name="P36"/>
      <text:p text:style-name="P36">2) On choisi un element quelconque du tableau. Typiquement, on choisit le milieu de l’espace de recherche: m=5 et t[m]=10</text:p>
      <text:p text:style-name="P53"><text:span text:style-name="T14"><text:tab/><text:tab/><text:tab/></text:span><text:span text:style-name="T42"> ?</text:span><text:span text:style-name="T14"><text:tab/><text:tab/><text:tab/></text:span></text:p>
      <text:p text:style-name="P36">3) Compare t[m]=e → t[m]&lt;e: si e existe, il appartient a l’espace</text:p>
      <text:p text:style-name="P36">Je recherche [m+1,10]</text:p>
      <text:p text:style-name="P36"/>
      <text:p text:style-name="P36">4) On relance la recherche sur [6,10] → m=9 → t[m]==e <text:s/>donc <text:s/>est a l’indice 8</text:p>
      <text:p text:style-name="P36"/>
      <text:p text:style-name="P53"><text:span text:style-name="T14">Cette technique de recherche ne peut s’appliquer que sur des tableaux </text:span><text:span text:style-name="T18">triés,et dont on conn</text:span><text:span text:style-name="T14">ait l’ordre de tri.</text:span></text:p>
      <text:p text:style-name="P53"><text:span text:style-name="T18">L</text:span><text:span text:style-name="T14">a recherche dichotomique consiste a considerer un element e quelconque du trableaux et a reduire l’espace de recherche Soit avant, soit apres e.</text:span></text:p>
      <text:p text:style-name="P36"/>
      <text:p text:style-name="P36"/>
      <text:p text:style-name="P36"/>
      <text:p text:style-name="P36"/>
      <text:p text:style-name="P36"/>
      <text:p text:style-name="P53"><text:soft-page-break/><text:span text:style-name="T14">‘’’</text:span><text:span text:style-name="T15">Role: Lire le contenu du tableau, et rechercher i indice de la 1er occurence d’un element e dans le tableau</text:span></text:p>
      <text:p text:style-name="P37">Variables:</text:p>
      <text:p text:style-name="P37"><text:tab/>tab: tableau[n] entier</text:p>
      <text:p text:style-name="P37"><text:tab/>n,i,e,debut,fin,milieu,idx: entier</text:p>
      <text:p text:style-name="P37">‘’’</text:p>
      <text:p text:style-name="P37">n= int(input(“n= “))</text:p>
      <text:p text:style-name="P37">tab= [0 for i in range(n)]</text:p>
      <text:p text:style-name="P54"><text:span text:style-name="T14"><text:tab/><text:tab/><text:tab/><text:tab/><text:tab/><text:tab/></text:span><text:span text:style-name="T43">/!\ Trie de maniere croissante</text:span></text:p>
      <text:p text:style-name="P37">for i in range(n):</text:p>
      <text:p text:style-name="P37"><text:tab/>tab[i]= int(input())</text:p>
      <text:p text:style-name="P37">e= int(input(“e= “))</text:p>
      <text:p text:style-name="P37"/>
      <text:p text:style-name="P37">debut= 0</text:p>
      <text:p text:style-name="P37">fin= n-1</text:p>
      <text:p text:style-name="P37">milieu= (debut+fin)//2</text:p>
      <text:p text:style-name="P37"/>
      <text:p text:style-name="P38">while <text:s/>debut &lt;= fin <text:s/>and e!= tab[milieu]:</text:p>
      <text:p text:style-name="P37"><text:tab/>if tab[milieu]&lt;e:</text:p>
      <text:p text:style-name="P37"><text:tab/><text:tab/>debut= milieu +1</text:p>
      <text:p text:style-name="P37"><text:tab/>else:</text:p>
      <text:p text:style-name="P37"><text:tab/><text:tab/>fin= milieu -1</text:p>
      <text:p text:style-name="P37"><text:tab/><text:tab/>milieu= (debut+fin)//2</text:p>
      <text:p text:style-name="P39">if milieu &gt;=0 and milieu &lt;= n-1 and tab[milieu]==e:</text:p>
      <text:p text:style-name="P39"><text:tab/>idx= milieu</text:p>
      <text:p text:style-name="P55"><text:span text:style-name="T14"><text:tab/></text:span><text:span text:style-name="T16">while idx&gt;0 and tab[idx-1]==e:</text:span></text:p>
      <text:p text:style-name="P40"><text:tab/><text:tab/>idx=idx-1</text:p>
      <text:p text:style-name="P39">print(idx)</text:p>
      <text:p text:style-name="P39"/>
      <text:p text:style-name="P56">3.4 Tri selection permutation</text:p>
      <text:p text:style-name="P60"><draw:line text:anchor-type="paragraph" draw:z-index="49" draw:name="Forma50" draw:style-name="gr4" draw:text-style-name="P75" svg:x1="5.707cm" svg:y1="1.996cm" svg:x2="5.681cm" svg:y2="0.356cm"><text:p/></draw:line><draw:line text:anchor-type="paragraph" draw:z-index="50" draw:name="Forma51" draw:style-name="gr3" draw:text-style-name="P76" svg:x1="5.708cm" svg:y1="0.356cm" svg:x2="8.222cm" svg:y2="0.409cm"><text:p text:style-name="P75">Par mutation</text:p></draw:line><draw:line text:anchor-type="paragraph" draw:z-index="51" draw:name="Forma52" draw:style-name="gr1" draw:text-style-name="P75" svg:x1="8.221cm" svg:y1="0.594cm" svg:x2="8.221cm" svg:y2="0.991cm"><text:p/></draw:line><text:tab/><text:tab/><text:tab/><text:tab/></text:p>
      <text:p text:style-name="P60"><draw:line text:anchor-type="paragraph" draw:z-index="46" draw:name="Forma47" draw:style-name="gr1" draw:text-style-name="P75" svg:x1="4.835cm" svg:y1="0.06cm" svg:x2="4.835cm" svg:y2="4.902cm"><text:p/></draw:line><text:tab/>partie triee<text:tab/><text:tab/>partie non-triee</text:p>
      <text:p text:style-name="P60"><draw:line text:anchor-type="paragraph" draw:z-index="52" draw:name="Forma53" draw:style-name="gr2" draw:text-style-name="P75" svg:x1="8.248cm" svg:y1="0.007cm" svg:x2="8.248cm" svg:y2="0.642cm"><text:p/></draw:line></text:p>
      <table:table table:name="Tabla8" table:style-name="Tabla8">
        <table:table-column table:style-name="Tabla8.A" table:number-columns-repeated="6"/>
        <table:table-column table:style-name="Tabla8.G"/>
        <table:table-row>
          <table:table-cell table:style-name="Tabla8.A1" office:value-type="string">
            <text:p text:style-name="P67">0</text:p>
          </table:table-cell>
          <table:table-cell table:style-name="Tabla8.A1" office:value-type="string">
            <text:p text:style-name="P67">1</text:p>
          </table:table-cell>
          <table:table-cell table:style-name="Tabla8.A1" office:value-type="string">
            <text:p text:style-name="P67">5</text:p>
          </table:table-cell>
          <table:table-cell table:style-name="Tabla8.A1" office:value-type="string">
            <text:p text:style-name="P67">2</text:p>
          </table:table-cell>
          <table:table-cell table:style-name="Tabla8.A1" office:value-type="string">
            <text:p text:style-name="P67">3</text:p>
          </table:table-cell>
          <table:table-cell table:style-name="Tabla8.A1" office:value-type="string">
            <text:p text:style-name="P67">6</text:p>
          </table:table-cell>
          <table:table-cell table:style-name="Tabla8.G1" office:value-type="string">
            <text:p text:style-name="P67">4</text:p>
          </table:table-cell>
        </table:table-row>
      </table:table>
      <text:p text:style-name="P60"><draw:line text:anchor-type="paragraph" draw:z-index="48" draw:name="Forma49" draw:style-name="gr2" draw:text-style-name="P75" svg:x1="8.354cm" svg:y1="1.762cm" svg:x2="8.38cm" svg:y2="0.201cm"><text:p/></draw:line></text:p>
      <text:p text:style-name="P60"/>
      <text:p text:style-name="P60"><draw:line text:anchor-type="paragraph" draw:z-index="47" draw:name="Forma48" draw:style-name="gr1" draw:text-style-name="P75" svg:x1="9.889cm" svg:y1="0.434cm" svg:x2="8.354cm" svg:y2="0.434cm"><text:p/></draw:line><text:tab/><text:tab/><text:tab/><text:tab/><text:tab/><text:tab/><text:tab/><text:tab/>selection</text:p>
      <text:p text:style-name="P60"><text:soft-page-break/>On considere que le tableau a trier est seinde en deux parties:</text:p>
      <text:p text:style-name="P60">-une partie deja triee,</text:p>
      <text:p text:style-name="P60">- une partie non triee.</text:p>
      <text:p text:style-name="P60"/>
      <text:p text:style-name="P56"><text:span text:style-name="T41">Rmq:</text:span><text:span text:style-name="T2"> tous les elements de la partie non triee sont superieurs a ceux de la partie tri</text:span><text:span text:style-name="T7">é</text:span><text:span text:style-name="T2">e.</text:span></text:p>
      <text:p text:style-name="P60"/>
      <text:p text:style-name="P60">Ensuite a chaque iteration:</text:p>
      <text:p text:style-name="P60"/>
      <text:p text:style-name="P56"><text:span text:style-name="T2">1) recherche le +petit element de la aprtie non-triee</text:span><text:span text:style-name="T44"> → selection</text:span></text:p>
      <text:p text:style-name="P60"/>
      <text:p text:style-name="P56"><text:span text:style-name="T2">2)echange cet element avec le 1e element de la partie non triee </text:span><text:span text:style-name="T44">→ permutation</text:span></text:p>
      <text:p text:style-name="P60"><draw:line text:anchor-type="paragraph" draw:z-index="53" draw:name="Forma54" draw:style-name="gr1" draw:text-style-name="P75" svg:x1="7.295cm" svg:y1="0.594cm" svg:x2="7.295cm" svg:y2="3.319cm"><text:p/></draw:line><draw:line text:anchor-type="paragraph" draw:z-index="54" draw:name="Forma55" draw:style-name="gr2" draw:text-style-name="P75" svg:x1="10.523cm" svg:y1="0.065cm" svg:x2="10.602cm" svg:y2="1.361cm"><text:p/></draw:line></text:p>
      <text:p text:style-name="P60"/>
      <table:table table:name="Tabla9" table:style-name="Tabla9">
        <table:table-column table:style-name="Tabla9.A" table:number-columns-repeated="6"/>
        <table:table-column table:style-name="Tabla9.G"/>
        <table:table-row>
          <table:table-cell table:style-name="Tabla9.A1" office:value-type="string">
            <text:p text:style-name="P67">0</text:p>
          </table:table-cell>
          <table:table-cell table:style-name="Tabla9.A1" office:value-type="string">
            <text:p text:style-name="P67">1</text:p>
          </table:table-cell>
          <table:table-cell table:style-name="Tabla9.A1" office:value-type="string">
            <text:p text:style-name="P67">2</text:p>
          </table:table-cell>
          <table:table-cell table:style-name="Tabla9.A1" office:value-type="string">
            <text:p text:style-name="P67">5</text:p>
          </table:table-cell>
          <table:table-cell table:style-name="Tabla9.A1" office:value-type="string">
            <text:p text:style-name="P67">3</text:p>
          </table:table-cell>
          <table:table-cell table:style-name="Tabla9.A1" office:value-type="string">
            <text:p text:style-name="P67">6</text:p>
          </table:table-cell>
          <table:table-cell table:style-name="Tabla9.G1" office:value-type="string">
            <text:p text:style-name="P67">4</text:p>
          </table:table-cell>
        </table:table-row>
      </table:table>
      <text:p text:style-name="P60"/>
      <text:p text:style-name="P60"><draw:line text:anchor-type="paragraph" draw:z-index="55" draw:name="Forma56" draw:style-name="gr1" draw:text-style-name="P75" svg:x1="9.65cm" svg:y1="0.677cm" svg:x2="9.676cm" svg:y2="3.376cm"><text:p/></draw:line><draw:line text:anchor-type="paragraph" draw:z-index="56" draw:name="Forma57" draw:style-name="gr2" draw:text-style-name="P75" svg:x1="15.127cm" svg:y1="0.333cm" svg:x2="15.18cm" svg:y2="1.338cm"><text:p/></draw:line></text:p>
      <text:p text:style-name="P60"/>
      <table:table table:name="Tabla10" table:style-name="Tabla10">
        <table:table-column table:style-name="Tabla10.A" table:number-columns-repeated="6"/>
        <table:table-column table:style-name="Tabla10.G"/>
        <table:table-row>
          <table:table-cell table:style-name="Tabla10.A1" office:value-type="string">
            <text:p text:style-name="P68">0</text:p>
          </table:table-cell>
          <table:table-cell table:style-name="Tabla10.A1" office:value-type="string">
            <text:p text:style-name="P68">1</text:p>
          </table:table-cell>
          <table:table-cell table:style-name="Tabla10.A1" office:value-type="string">
            <text:p text:style-name="P68">2</text:p>
          </table:table-cell>
          <table:table-cell table:style-name="Tabla10.A1" office:value-type="string">
            <text:p text:style-name="P68">3</text:p>
          </table:table-cell>
          <table:table-cell table:style-name="Tabla10.A1" office:value-type="string">
            <text:p text:style-name="P68">5</text:p>
          </table:table-cell>
          <table:table-cell table:style-name="Tabla10.A1" office:value-type="string">
            <text:p text:style-name="P68">6</text:p>
          </table:table-cell>
          <table:table-cell table:style-name="Tabla10.G1" office:value-type="string">
            <text:p text:style-name="P68">4</text:p>
          </table:table-cell>
        </table:table-row>
      </table:table>
      <text:p text:style-name="P60"/>
      <text:p text:style-name="P60"><draw:line text:anchor-type="paragraph" draw:z-index="57" draw:name="Forma58" draw:style-name="gr1" draw:text-style-name="P75" svg:x1="12.19cm" svg:y1="0.363cm" svg:x2="12.164cm" svg:y2="3.485cm"><text:p/></draw:line><draw:line text:anchor-type="paragraph" draw:z-index="58" draw:name="Forma59" draw:style-name="gr2" draw:text-style-name="P75" svg:x1="15.63cm" svg:y1="0.072cm" svg:x2="15.789cm" svg:y2="1.448cm"><text:p/></draw:line></text:p>
      <text:p text:style-name="P60"/>
      <table:table table:name="Tabla11" table:style-name="Tabla11">
        <table:table-column table:style-name="Tabla11.A" table:number-columns-repeated="6"/>
        <table:table-column table:style-name="Tabla11.G"/>
        <table:table-row>
          <table:table-cell table:style-name="Tabla11.A1" office:value-type="string">
            <text:p text:style-name="P68">0</text:p>
          </table:table-cell>
          <table:table-cell table:style-name="Tabla11.A1" office:value-type="string">
            <text:p text:style-name="P68">1</text:p>
          </table:table-cell>
          <table:table-cell table:style-name="Tabla11.A1" office:value-type="string">
            <text:p text:style-name="P68">2</text:p>
          </table:table-cell>
          <table:table-cell table:style-name="Tabla11.A1" office:value-type="string">
            <text:p text:style-name="P68">3</text:p>
          </table:table-cell>
          <table:table-cell table:style-name="Tabla11.A1" office:value-type="string">
            <text:p text:style-name="P68">4</text:p>
          </table:table-cell>
          <table:table-cell table:style-name="Tabla11.A1" office:value-type="string">
            <text:p text:style-name="P68">6</text:p>
          </table:table-cell>
          <table:table-cell table:style-name="Tabla11.G1" office:value-type="string">
            <text:p text:style-name="P68">5</text:p>
          </table:table-cell>
        </table:table-row>
      </table:table>
      <text:p text:style-name="P60"/>
      <text:p text:style-name="P60"><draw:line text:anchor-type="paragraph" draw:z-index="59" draw:name="Forma60" draw:style-name="gr1" draw:text-style-name="P75" svg:x1="14.519cm" svg:y1="0.288cm" svg:x2="14.519cm" svg:y2="3.622cm"><text:p/></draw:line></text:p>
      <text:p text:style-name="P60"/>
      <table:table table:name="Tabla12" table:style-name="Tabla12">
        <table:table-column table:style-name="Tabla12.A" table:number-columns-repeated="6"/>
        <table:table-column table:style-name="Tabla12.G"/>
        <table:table-row>
          <table:table-cell table:style-name="Tabla12.A1" office:value-type="string">
            <text:p text:style-name="P68">0</text:p>
          </table:table-cell>
          <table:table-cell table:style-name="Tabla12.A1" office:value-type="string">
            <text:p text:style-name="P68">1</text:p>
          </table:table-cell>
          <table:table-cell table:style-name="Tabla12.A1" office:value-type="string">
            <text:p text:style-name="P68">2</text:p>
          </table:table-cell>
          <table:table-cell table:style-name="Tabla12.A1" office:value-type="string">
            <text:p text:style-name="P68">3</text:p>
          </table:table-cell>
          <table:table-cell table:style-name="Tabla12.A1" office:value-type="string">
            <text:p text:style-name="P68">4</text:p>
          </table:table-cell>
          <table:table-cell table:style-name="Tabla12.A1" office:value-type="string">
            <text:p text:style-name="P68">5</text:p>
          </table:table-cell>
          <table:table-cell table:style-name="Tabla12.G1" office:value-type="string">
            <text:p text:style-name="P68">6</text:p>
          </table:table-cell>
        </table:table-row>
      </table:table>
      <text:p text:style-name="P60"/>
      <text:p text:style-name="P60"/>
      <text:p text:style-name="P60"/>
      <text:p text:style-name="P60"/>
      <text:p text:style-name="P60"/>
      <text:p text:style-name="P60"/>
      <text:p text:style-name="P56"><text:soft-page-break/><text:span text:style-name="T2">‘’’</text:span><text:span text:style-name="T3">Role: Lire le contenu du tableau, et le trier de maniere croissante par selection-permutation</text:span></text:p>
      <text:p text:style-name="P61">Variables:</text:p>
      <text:p text:style-name="P61"><text:tab/>tab= tableau[n] entier</text:p>
      <text:p text:style-name="P61"><text:tab/>n,i,j,min,tmp: entier</text:p>
      <text:p text:style-name="P61">‘’’</text:p>
      <text:p text:style-name="P61"/>
      <text:p text:style-name="P61">n= int(input(“n= “))</text:p>
      <text:p text:style-name="P61">tab= [0 for i in range(n)]</text:p>
      <text:p text:style-name="P61"/>
      <text:p text:style-name="P61">for i in range(n):</text:p>
      <text:p text:style-name="P61"><text:tab/>tab[i]= int(input())</text:p>
      <text:p text:style-name="P61"/>
      <text:p text:style-name="P61">for i in range(0,n-1,1):</text:p>
      <text:p text:style-name="P61"><text:tab/>min= i</text:p>
      <text:p text:style-name="P61"><text:tab/>for j in range(i+1,n,1):</text:p>
      <text:p text:style-name="P61"><text:tab/><text:tab/>if tab[min]&gt;tab[j]:</text:p>
      <text:p text:style-name="P61"><text:tab/><text:tab/><text:tab/>min= j</text:p>
      <text:p text:style-name="P61"><text:tab/>tmp= tab[min]</text:p>
      <text:p text:style-name="P61"><text:tab/>tab[min]= tab[j]</text:p>
      <text:p text:style-name="P61"><text:tab/>tab[j]= tmp</text:p>
      <text:p text:style-name="P61"/>
      <text:p text:style-name="P62">for i in range(n):</text:p>
      <text:p text:style-name="P62"><text:tab/>print(tab[i])</text:p>
      <text:p text:style-name="P62"/>
      <text:p text:style-name="P57">3.5 Extension aux tableaux 2D</text:p>
      <text:p text:style-name="P41"/>
      <text:p text:style-name="P41">Un tableau 2D est en realite un tableau de tableaux, cad un tableau ou chaque case contient un tableau</text:p>
      <text:p text:style-name="P41"/>
      <text:p text:style-name="P57"><draw:line text:anchor-type="paragraph" draw:z-index="60" draw:name="Forma61" draw:style-name="gr2" draw:text-style-name="P75" svg:x1="3.962cm" svg:y1="2.065cm" svg:x2="4.862cm" svg:y2="0.557cm"><text:p/></draw:line><draw:line text:anchor-type="paragraph" draw:z-index="61" draw:name="Forma62" draw:style-name="gr1" draw:text-style-name="P75" svg:x1="5.523cm" svg:y1="0.61cm" svg:x2="5.523cm" svg:y2="1.801cm"><text:p/></draw:line><draw:line text:anchor-type="paragraph" draw:z-index="62" draw:name="Forma63" draw:style-name="gr1" draw:text-style-name="P75" svg:x1="5.523cm" svg:y1="1.801cm" svg:x2="6.714cm" svg:y2="1.801cm"><text:p/></draw:line><text:span text:style-name="T19">Exemple:</text:span><text:span text:style-name="T14"> tableau de 3x4 elements</text:span></text:p>
      <text:p text:style-name="P41"/>
      <text:p text:style-name="P41"><text:tab/><text:tab/><text:tab/><text:tab/><text:tab/> <text:s text:c="3"/>4 elements (colonnes) par lignes</text:p>
      <text:p text:style-name="P41"><text:tab/><text:tab/> <text:s text:c="3"/>3 lignes</text:p>
      <text:p text:style-name="P41"/>
      <text:p text:style-name="P41"/>
      <text:p text:style-name="P41"><text:soft-page-break/>-On utilise un tableau de taille 3</text:p>
      <text:p text:style-name="P41">-Chaque case contient un tableau de taille 4</text:p>
      <text:p text:style-name="P41">-Acceeder a l’element en ligne 1</text:p>
      <text:p text:style-name="P41">et colonne 2 se fait par tab[1][2]</text:p>
      <text:p text:style-name="P41"/>
      <table:table table:name="Tabla13" table:style-name="Tabla13">
        <table:table-column table:style-name="Tabla13.A"/>
        <table:table-row>
          <table:table-cell table:style-name="Tabla13.A1" office:value-type="string">
            <table:table table:name="Tabla14" table:style-name="Tabla14">
              <table:table-column table:style-name="Tabla14.A" table:number-columns-repeated="3"/>
              <table:table-column table:style-name="Tabla14.D"/>
              <table:table-row>
                <table:table-cell table:style-name="Tabla14.A1" office:value-type="string">
                  <text:p text:style-name="P64"/>
                </table:table-cell>
                <table:table-cell table:style-name="Tabla14.A1" office:value-type="string">
                  <text:p text:style-name="P64"/>
                </table:table-cell>
                <table:table-cell table:style-name="Tabla14.A1" office:value-type="string">
                  <text:p text:style-name="P64"/>
                </table:table-cell>
                <table:table-cell table:style-name="Tabla14.D1" office:value-type="string">
                  <text:p text:style-name="P64"/>
                </table:table-cell>
              </table:table-row>
            </table:table>
            <text:p text:style-name="P64"/>
          </table:table-cell>
        </table:table-row>
        <table:table-row>
          <table:table-cell table:style-name="Tabla13.A2" office:value-type="string">
            <table:table table:name="Tabla15" table:style-name="Tabla15">
              <table:table-column table:style-name="Tabla15.A" table:number-columns-repeated="3"/>
              <table:table-column table:style-name="Tabla15.D"/>
              <table:table-row>
                <table:table-cell table:style-name="Tabla15.A1" office:value-type="string">
                  <text:p text:style-name="P64"><draw:line text:anchor-type="paragraph" draw:z-index="63" draw:name="Forma64" draw:style-name="gr1" draw:text-style-name="P75" svg:x1="8.371cm" svg:y1="0.044cm" svg:x2="12.446cm" svg:y2="0.758cm"><text:p/></draw:line><draw:line text:anchor-type="paragraph" draw:z-index="64" draw:name="Forma65" draw:style-name="gr1" draw:text-style-name="P75" svg:x1="8.371cm" svg:y1="0.758cm" svg:x2="12.446cm" svg:y2="0.044cm"><text:p/></draw:line><draw:line text:anchor-type="paragraph" draw:z-index="66" draw:name="Forma67" draw:style-name="gr1" draw:text-style-name="P75" svg:x1="10.488cm" svg:y1="0.758cm" svg:x2="10.753cm" svg:y2="3.033cm"><text:p/></draw:line></text:p>
                </table:table-cell>
                <table:table-cell table:style-name="Tabla15.A1" office:value-type="string">
                  <text:p text:style-name="P64"/>
                </table:table-cell>
                <table:table-cell table:style-name="Tabla15.A1" office:value-type="string">
                  <text:p text:style-name="P69"/>
                </table:table-cell>
                <table:table-cell table:style-name="Tabla15.D1" office:value-type="string">
                  <text:p text:style-name="P64"/>
                </table:table-cell>
              </table:table-row>
            </table:table>
            <text:p text:style-name="P64"/>
          </table:table-cell>
        </table:table-row>
        <table:table-row>
          <table:table-cell table:style-name="Tabla13.A2" office:value-type="string">
            <table:table table:name="Tabla16" table:style-name="Tabla16">
              <table:table-column table:style-name="Tabla16.A" table:number-columns-repeated="3"/>
              <table:table-column table:style-name="Tabla16.D"/>
              <table:table-row>
                <table:table-cell table:style-name="Tabla16.A1" office:value-type="string">
                  <text:p text:style-name="P64"/>
                </table:table-cell>
                <table:table-cell table:style-name="Tabla16.A1" office:value-type="string">
                  <text:p text:style-name="P64"/>
                </table:table-cell>
                <table:table-cell table:style-name="Tabla16.A1" office:value-type="string">
                  <text:p text:style-name="P64"/>
                </table:table-cell>
                <table:table-cell table:style-name="Tabla16.D1" office:value-type="string">
                  <text:p text:style-name="P64"/>
                </table:table-cell>
              </table:table-row>
            </table:table>
            <text:p text:style-name="P64"/>
          </table:table-cell>
        </table:table-row>
      </table:table>
      <text:p text:style-name="P41"/>
      <text:p text:style-name="P42"><draw:line text:anchor-type="paragraph" draw:z-index="65" draw:name="Forma66" draw:style-name="gr1" draw:text-style-name="P75" svg:x1="2.004cm" svg:y1="0.33cm" svg:x2="10.947cm" svg:y2="0.33cm"><text:p/></draw:line>tab[1][2]</text:p>
      <text:p text:style-name="P42"/>
      <text:p text:style-name="P42">En <text:s/>commentaire, on indiquera les 2 dimensions du tableau</text:p>
      <text:p text:style-name="P42"><draw:line text:anchor-type="paragraph" draw:z-index="67" draw:name="Forma68" draw:style-name="gr1" draw:text-style-name="P75" svg:x1="0.628cm" svg:y1="0.208cm" svg:x2="-0.192cm" svg:y2="0.234cm"><text:p/></draw:line><draw:line text:anchor-type="paragraph" draw:z-index="68" draw:name="Forma69" draw:style-name="gr1" draw:text-style-name="P75" svg:x1="-0.113cm" svg:y1="2.061cm" svg:x2="-0.192cm" svg:y2="0.235cm"><text:p/></draw:line><text:s/></text:p>
      <text:p text:style-name="P42"><text:s text:c="5"/>tab: tableau[3][4] entier</text:p>
      <text:p text:style-name="P42"/>
      <text:p text:style-name="P42"><draw:line text:anchor-type="paragraph" draw:z-index="69" draw:name="Forma70" draw:style-name="gr1" draw:text-style-name="P75" svg:x1="0.84cm" svg:y1="0.113cm" svg:x2="-0.113cm" svg:y2="0.113cm"><text:p/></draw:line></text:p>
      <text:p text:style-name="P42">‘’’Role: Lire le conteni des matrices A.B et de calculer C= AxB</text:p>
      <text:p text:style-name="P42">Variables:</text:p>
      <text:p text:style-name="P58"><text:span text:style-name="T14"><text:tab/>A,B,C: tableau[n][n] r</text:span><text:span text:style-name="T18">é</text:span><text:span text:style-name="T14">els</text:span></text:p>
      <text:p text:style-name="P42"><text:tab/>i,j,k,m: entier</text:p>
      <text:p text:style-name="P42">‘’’</text:p>
      <text:p text:style-name="P42"/>
      <text:p text:style-name="P42">n= int(input(“n= ”))</text:p>
      <text:p text:style-name="P58"><text:span text:style-name="T14">A= </text:span><text:span text:style-name="T46">[</text:span><text:span text:style-name="T45">[0 for i in range(n)]</text:span><text:span text:style-name="T46">for j in range(n)]</text:span></text:p>
      <text:p text:style-name="P42">B= [[0 for i in range(n)]for j in range(n)]</text:p>
      <text:p text:style-name="P42">C= [[0 for i in range(n)]for j in range(n)]</text:p>
      <text:p text:style-name="P42"/>
      <text:p text:style-name="P42">for i in range(n):</text:p>
      <text:p text:style-name="P42"><text:tab/>for j in range(n):</text:p>
      <text:p text:style-name="P42"><text:tab/><text:tab/>A[i][j]= float(input())</text:p>
      <text:p text:style-name="P42"/>
      <text:p text:style-name="P42">for i in range(n):</text:p>
      <text:p text:style-name="P42"><text:tab/>for j in range(n):</text:p>
      <text:p text:style-name="P42"><text:tab/><text:tab/>B[i][j]= float(input())</text:p>
      <text:p text:style-name="P42"/>
      <text:p text:style-name="P42"/>
      <text:p text:style-name="P42"/>
      <text:p text:style-name="P42"><text:soft-page-break/>for i in range(n):</text:p>
      <text:p text:style-name="P42"><text:tab/>for j in range(n):</text:p>
      <text:p text:style-name="P42"><text:tab/><text:tab/>C[i][j]= 0</text:p>
      <text:p text:style-name="P42"/>
      <text:p text:style-name="P59"><text:span text:style-name="T14"><text:tab/></text:span><text:span text:style-name="T17">for k in range(n):</text:span></text:p>
      <text:p text:style-name="P43"><text:tab/><text:tab/><text:tab/>C[i][j]+= A[i][j]*B[i][j]</text:p>
      <text:p text:style-name="P43"/>
      <text:p text:style-name="P43">for i in range(n):</text:p>
      <text:p text:style-name="P43"><text:tab/>for j in range(n):</text:p>
      <text:p text:style-name="P43"><text:tab/><text:tab/>print(C[i][j],end=’ ’)</text:p>
      <text:p text:style-name="P59"><text:span text:style-name="T17"><text:tab/>print()</text:span><text:span text:style-name="T14"><text:tab/></text:span></text:p>
      <text:p text:style-name="P4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13T16:40:25.524000000</meta:creation-date>
    <dc:date>2023-11-28T22:03:29.833000000</dc:date>
    <meta:editing-duration>PT2H15M59S</meta:editing-duration>
    <meta:editing-cycles>13</meta:editing-cycles>
    <meta:generator>LibreOffice/6.3.5.2$Windows_X86_64 LibreOffice_project/dd0751754f11728f69b42ee2af66670068624673</meta:generator>
    <meta:document-statistic meta:table-count="16" meta:image-count="0" meta:object-count="0" meta:page-count="13" meta:paragraph-count="359" meta:word-count="1379" meta:character-count="8379" meta:non-whitespace-character-count="6948"/>
  </office:meta>
</office:document-meta>
</file>